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text-align="end" fo:margin-top="0.1666in" fo:line-height="150%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text-align="end" fo:margin-top="0.1666in" fo:line-height="150%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бычныйИнтернет" style:family="paragraph">
      <style:paragraph-properties fo:text-align="end" fo:line-height="150%"/>
    </style:style>
    <style:style style:name="P48" style:parent-style-name="ОбычныйИнтернет" style:family="paragraph">
      <style:paragraph-properties fo:text-align="center" fo:line-height="150%"/>
    </style:style>
    <style:style style:name="P49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0" style:parent-style-name="Основнойшрифтабзаца" style:family="text">
      <style:text-properties fo:color="#000000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-complex="Times New Roman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6" style:parent-style-name="Заголовок1" style:family="paragraph">
      <style:paragraph-properties fo:break-before="page" fo:margin-top="0in"/>
    </style:style>
    <style:style style:name="T57" style:parent-style-name="Основнойшрифтабзаца" style:family="text">
      <style:text-properties style:font-name-complex="Times New Roman"/>
    </style:style>
    <style:style style:name="P58" style:parent-style-name="Normal" style:family="paragraph">
      <style:paragraph-properties fo:widows="2" fo:orphans="2" style:vertical-align="auto" fo:margin-bottom="0.0694in" fo:background-color="#FFFFFF"/>
    </style:style>
    <style:style style:name="T59" style:parent-style-name="DefaultParagraphFont" style:family="text">
      <style:text-properties style:font-name="Segoe UI" style:font-name-asian="Times New Roman" style:font-name-complex="Segoe UI" fo:color="#212529"/>
    </style:style>
    <style:style style:name="T6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61" style:parent-style-name="DefaultParagraphFont" style:family="text">
      <style:text-properties style:font-name="Segoe UI" style:font-name-asian="Times New Roman" style:font-name-complex="Segoe UI" fo:color="#212529"/>
    </style:style>
    <style:style style:name="P62" style:parent-style-name="Normal" style:list-style-name="LFO14" style:family="paragraph">
      <style:paragraph-properties fo:widows="2" fo:orphans="2" style:vertical-align="auto" fo:margin-top="0.0694in" fo:margin-bottom="0.0694in" fo:background-color="#FFFFFF"/>
    </style:style>
    <style:style style:name="T63" style:parent-style-name="DefaultParagraphFont" style:family="text">
      <style:text-properties style:font-name="Segoe UI" style:font-name-asian="Times New Roman" style:font-name-complex="Segoe UI" fo:color="#212529"/>
    </style:style>
    <style:style style:name="T64" style:parent-style-name="DefaultParagraphFont" style:family="text">
      <style:text-properties style:font-name="Segoe UI" style:font-name-asian="Times New Roman" style:font-name-complex="Segoe UI" fo:color="#212529"/>
    </style:style>
    <style:style style:name="T65" style:parent-style-name="DefaultParagraphFont" style:family="text">
      <style:text-properties style:font-name="Segoe UI" style:font-name-asian="Times New Roman" style:font-name-complex="Segoe UI" fo:color="#212529"/>
    </style:style>
    <style:style style:name="T66" style:parent-style-name="DefaultParagraphFont" style:family="text">
      <style:text-properties style:font-name="Segoe UI" style:font-name-asian="Times New Roman" style:font-name-complex="Segoe UI" fo:color="#212529"/>
    </style:style>
    <style:style style:name="T67" style:parent-style-name="DefaultParagraphFont" style:family="text">
      <style:text-properties style:font-name="Segoe UI" style:font-name-asian="Times New Roman" style:font-name-complex="Segoe UI" fo:color="#212529"/>
    </style:style>
    <style:style style:name="T68" style:parent-style-name="DefaultParagraphFont" style:family="text">
      <style:text-properties style:font-name="Segoe UI" style:font-name-asian="Times New Roman" style:font-name-complex="Segoe UI" fo:color="#212529"/>
    </style:style>
    <style:style style:name="T69" style:parent-style-name="DefaultParagraphFont" style:family="text">
      <style:text-properties style:font-name="Segoe UI" style:font-name-asian="Times New Roman" style:font-name-complex="Segoe UI" fo:color="#212529"/>
    </style:style>
    <style:style style:name="T70" style:parent-style-name="DefaultParagraphFont" style:family="text">
      <style:text-properties style:font-name="Segoe UI" style:font-name-asian="Times New Roman" style:font-name-complex="Segoe UI" fo:color="#212529"/>
    </style:style>
    <style:style style:name="T7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2" style:parent-style-name="DefaultParagraphFont" style:family="text">
      <style:text-properties style:font-name="Segoe UI" style:font-name-asian="Times New Roman" style:font-name-complex="Segoe UI" fo:color="#212529"/>
    </style:style>
    <style:style style:name="T73" style:parent-style-name="DefaultParagraphFont" style:family="text">
      <style:text-properties style:font-name="Segoe UI" style:font-name-asian="Times New Roman" style:font-name-complex="Segoe UI" fo:color="#212529"/>
    </style:style>
    <style:style style:name="T74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5" style:parent-style-name="DefaultParagraphFont" style:family="text">
      <style:text-properties style:font-name="Segoe UI" style:font-name-asian="Times New Roman" style:font-name-complex="Segoe UI" fo:color="#212529"/>
    </style:style>
    <style:style style:name="T76" style:parent-style-name="DefaultParagraphFont" style:family="text">
      <style:text-properties style:font-name="Segoe UI" style:font-name-asian="Times New Roman" style:font-name-complex="Segoe UI" fo:color="#212529"/>
    </style:style>
    <style:style style:name="T77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8" style:parent-style-name="DefaultParagraphFont" style:family="text">
      <style:text-properties style:font-name="Segoe UI" style:font-name-asian="Times New Roman" style:font-name-complex="Segoe UI" fo:color="#212529"/>
    </style:style>
    <style:style style:name="T79" style:parent-style-name="DefaultParagraphFont" style:family="text">
      <style:text-properties style:font-name="Segoe UI" style:font-name-asian="Times New Roman" style:font-name-complex="Segoe UI" fo:color="#212529"/>
    </style:style>
    <style:style style:name="T8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81" style:parent-style-name="DefaultParagraphFont" style:family="text">
      <style:text-properties style:font-name="Segoe UI" style:font-name-asian="Times New Roman" style:font-name-complex="Segoe UI" fo:color="#212529"/>
    </style:style>
    <style:style style:name="T82" style:parent-style-name="DefaultParagraphFont" style:family="text">
      <style:text-properties style:font-name="Segoe UI" style:font-name-asian="Times New Roman" style:font-name-complex="Segoe UI" fo:color="#212529"/>
    </style:style>
    <style:style style:name="T83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84" style:parent-style-name="Normal" style:list-style-name="LFO14" style:family="paragraph">
      <style:paragraph-properties fo:widows="2" fo:orphans="2" style:vertical-align="auto" fo:margin-top="0.0694in" fo:margin-bottom="0.0694in" fo:background-color="#FFFFFF"/>
    </style:style>
    <style:style style:name="T85" style:parent-style-name="DefaultParagraphFont" style:family="text">
      <style:text-properties style:font-name="Segoe UI" style:font-name-asian="Times New Roman" style:font-name-complex="Segoe UI" fo:color="#212529"/>
    </style:style>
    <style:style style:name="T86" style:parent-style-name="DefaultParagraphFont" style:family="text">
      <style:text-properties style:font-name="Segoe UI" style:font-name-asian="Times New Roman" style:font-name-complex="Segoe UI" fo:color="#212529"/>
    </style:style>
    <style:style style:name="T87" style:parent-style-name="DefaultParagraphFont" style:family="text">
      <style:text-properties style:font-name="Segoe UI" style:font-name-asian="Times New Roman" style:font-name-complex="Segoe UI" fo:color="#212529"/>
    </style:style>
    <style:style style:name="T88" style:parent-style-name="DefaultParagraphFont" style:family="text">
      <style:text-properties style:font-name="Segoe UI" style:font-name-asian="Times New Roman" style:font-name-complex="Segoe UI" fo:color="#212529"/>
    </style:style>
    <style:style style:name="T89" style:parent-style-name="DefaultParagraphFont" style:family="text">
      <style:text-properties style:font-name="Segoe UI" style:font-name-asian="Times New Roman" style:font-name-complex="Segoe UI" fo:color="#212529"/>
    </style:style>
    <style:style style:name="T90" style:parent-style-name="DefaultParagraphFont" style:family="text">
      <style:text-properties style:font-name="Segoe UI" style:font-name-asian="Times New Roman" style:font-name-complex="Segoe UI" fo:color="#212529"/>
    </style:style>
    <style:style style:name="T91" style:parent-style-name="DefaultParagraphFont" style:family="text">
      <style:text-properties style:font-name="Segoe UI" style:font-name-asian="Times New Roman" style:font-name-complex="Segoe UI" fo:color="#212529"/>
    </style:style>
    <style:style style:name="T92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3" style:parent-style-name="DefaultParagraphFont" style:family="text">
      <style:text-properties style:font-name="Segoe UI" style:font-name-asian="Times New Roman" style:font-name-complex="Segoe UI" fo:color="#212529"/>
    </style:style>
    <style:style style:name="T94" style:parent-style-name="DefaultParagraphFont" style:family="text">
      <style:text-properties style:font-name="Segoe UI" style:font-name-asian="Times New Roman" style:font-name-complex="Segoe UI" fo:color="#212529"/>
    </style:style>
    <style:style style:name="T95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6" style:parent-style-name="DefaultParagraphFont" style:family="text">
      <style:text-properties style:font-name="Segoe UI" style:font-name-asian="Times New Roman" style:font-name-complex="Segoe UI" fo:color="#212529"/>
    </style:style>
    <style:style style:name="T97" style:parent-style-name="DefaultParagraphFont" style:family="text">
      <style:text-properties style:font-name="Segoe UI" style:font-name-asian="Times New Roman" style:font-name-complex="Segoe UI" fo:color="#212529"/>
    </style:style>
    <style:style style:name="T98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9" style:parent-style-name="DefaultParagraphFont" style:family="text">
      <style:text-properties style:font-name="Segoe UI" style:font-name-asian="Times New Roman" style:font-name-complex="Segoe UI" fo:color="#212529"/>
    </style:style>
    <style:style style:name="T100" style:parent-style-name="DefaultParagraphFont" style:family="text">
      <style:text-properties style:font-name="Segoe UI" style:font-name-asian="Times New Roman" style:font-name-complex="Segoe UI" fo:color="#212529"/>
    </style:style>
    <style:style style:name="T10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 fo:background-color="#FFFFFF"/>
    </style:style>
    <style:style style:name="T104" style:parent-style-name="DefaultParagraphFont" style:family="text">
      <style:text-properties style:font-name="Segoe UI" style:font-name-asian="Times New Roman" style:font-name-complex="Segoe UI" fo:color="#212529"/>
    </style:style>
    <style:style style:name="T105" style:parent-style-name="DefaultParagraphFont" style:family="text">
      <style:text-properties style:font-name="Segoe UI" style:font-name-asian="Times New Roman" style:font-name-complex="Segoe UI" fo:color="#212529"/>
    </style:style>
    <style:style style:name="T106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107" style:parent-style-name="Normal" style:list-style-name="LFO14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8" style:parent-style-name="Normal" style:list-style-name="LFO14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9" style:parent-style-name="Normal" style:list-style-name="LFO14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Hyperlink" style:family="text">
      <style:text-properties fo:language="en" fo:country="US"/>
    </style:style>
    <style:style style:name="T112" style:parent-style-name="Hyperlink" style:family="text">
      <style:text-properties fo:language="en" fo:country="US"/>
    </style:style>
    <style:style style:name="T113" style:parent-style-name="Hyperlink" style:family="text">
      <style:text-properties fo:language="en" fo:country="US"/>
    </style:style>
    <style:style style:name="T114" style:parent-style-name="Hyperlink" style:family="text">
      <style:text-properties fo:language="en" fo:country="US"/>
    </style:style>
    <style:style style:name="T115" style:parent-style-name="Hyperlink" style:family="text">
      <style:text-properties fo:language="en" fo:country="US"/>
    </style:style>
    <style:style style:name="T116" style:parent-style-name="Hyperlink" style:family="text">
      <style:text-properties fo:language="en" fo:country="US"/>
    </style:style>
    <style:style style:name="T117" style:parent-style-name="Hyperlink" style:family="text">
      <style:text-properties fo:language="en" fo:country="US"/>
    </style:style>
    <style:style style:name="T118" style:parent-style-name="Hyperlink" style:family="text">
      <style:text-properties fo:language="en" fo:country="US"/>
    </style:style>
    <style:style style:name="T119" style:parent-style-name="Hyperlink" style:family="text">
      <style:text-properties fo:language="en" fo:country="US"/>
    </style:style>
    <style:style style:name="T120" style:parent-style-name="Hyperlink" style:family="text">
      <style:text-properties fo:language="en" fo:country="US"/>
    </style:style>
    <style:style style:name="T121" style:parent-style-name="Hyperlink" style:family="text">
      <style:text-properties fo:language="en" fo:country="US"/>
    </style:style>
    <style:style style:name="T122" style:parent-style-name="Hyperlink" style:family="text">
      <style:text-properties fo:language="en" fo:country="US"/>
    </style:style>
    <style:style style:name="T123" style:parent-style-name="Hyperlink" style:family="text">
      <style:text-properties fo:language="en" fo:country="US"/>
    </style:style>
    <style:style style:name="T124" style:parent-style-name="DefaultParagraphFont" style:family="text">
      <style:text-properties fo:color="#3C3C3C"/>
    </style:style>
    <style:style style:name="T125" style:parent-style-name="DefaultParagraphFont" style:family="text">
      <style:text-properties fo:color="#FF3E3E" fo:language="en" fo:country="US"/>
    </style:style>
    <style:style style:name="T126" style:parent-style-name="DefaultParagraphFont" style:family="text">
      <style:text-properties fo:color="#BFFF00" fo:language="en" fo:country="US"/>
    </style:style>
    <style:style style:name="T127" style:parent-style-name="DefaultParagraphFont" style:family="text">
      <style:text-properties fo:color="#BFFF00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color="#BFFF00" fo:language="en" fo:country="US"/>
    </style:style>
    <style:style style:name="T133" style:parent-style-name="DefaultParagraphFont" style:family="text">
      <style:text-properties fo:color="#BFFF00"/>
    </style:style>
    <style:style style:name="T134" style:parent-style-name="DefaultParagraphFont" style:family="text">
      <style:text-properties fo:color="#FF3E3E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FF3E3E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BFFF00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BFFF00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color="#F1FF30"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color="#BFFF00"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color="#BFFF00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color="#FF3E3E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color="#BFFF00"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color="#BFFF00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F1FF30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F1FF3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color="#FF3E3E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color="#BFFF00"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color="#BFFF00"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color="#F1FF30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1FF30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FF3E3E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BFFF00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color="#BFFF00" fo:language="en" fo:country="US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color="#F1FF30"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color="#F1FF30"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T182" style:parent-style-name="DefaultParagraphFont" style:family="text">
      <style:text-properties fo:color="#3C3C3C" fo:language="en" fo:country="US"/>
    </style:style>
    <style:style style:name="T183" style:parent-style-name="DefaultParagraphFont" style:family="text">
      <style:text-properties fo:color="#FF3E3E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BFFF00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BFFF00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BFFF00" fo:language="en" fo:country="US"/>
    </style:style>
    <style:style style:name="T191" style:parent-style-name="DefaultParagraphFont" style:family="text">
      <style:text-properties fo:color="#BFFF00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color="#BFFF00" fo:language="en" fo:country="US"/>
    </style:style>
    <style:style style:name="T197" style:parent-style-name="DefaultParagraphFont" style:family="text">
      <style:text-properties fo:color="#BFFF00"/>
    </style:style>
    <style:style style:name="T198" style:parent-style-name="DefaultParagraphFont" style:family="text">
      <style:text-properties fo:color="#FF3E3E"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color="#FF3E3E" fo:language="en" fo:country="US"/>
    </style:style>
    <style:style style:name="T201" style:parent-style-name="DefaultParagraphFont" style:family="text">
      <style:text-properties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F3E3E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color="#BFFF00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color="#BFFF00"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color="#F1FF30"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color="#BFFF00"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color="#BFFF00" fo:language="en" fo:country="US"/>
    </style:style>
    <style:style style:name="T214" style:parent-style-name="DefaultParagraphFont" style:family="text">
      <style:text-properties fo:color="#FF3E3E"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FF3E3E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BFFF00" fo:language="en" fo:country="US"/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color="#BFFF00" fo:language="en" fo:country="US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color="#F1FF30"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color="#BFFF00" fo:language="en" fo:country="US"/>
    </style:style>
    <style:style style:name="T226" style:parent-style-name="DefaultParagraphFont" style:family="text">
      <style:text-properties fo:language="en" fo:country="US"/>
    </style:style>
    <style:style style:name="T227" style:parent-style-name="DefaultParagraphFont" style:family="text">
      <style:text-properties fo:color="#BFFF00" fo:language="en" fo:country="US"/>
    </style:style>
    <style:style style:name="T228" style:parent-style-name="DefaultParagraphFont" style:family="text">
      <style:text-properties fo:color="#FF3E3E"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color="#BFFF00"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color="#BFFF00"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color="#F1FF30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1FF30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FF3E3E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BFFF00"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color="#BFFF00" fo:language="en" fo:country="US"/>
    </style:style>
    <style:style style:name="T243" style:parent-style-name="DefaultParagraphFont" style:family="text">
      <style:text-properties fo:language="en" fo:country="US"/>
    </style:style>
    <style:style style:name="T244" style:parent-style-name="DefaultParagraphFont" style:family="text">
      <style:text-properties fo:color="#FC4949"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color="#F1FF30" fo:language="en" fo:country="US"/>
    </style:style>
    <style:style style:name="T247" style:parent-style-name="DefaultParagraphFont" style:family="text">
      <style:text-properties fo:language="en" fo:country="US"/>
    </style:style>
    <style:style style:name="T248" style:parent-style-name="DefaultParagraphFont" style:family="text">
      <style:text-properties fo:color="#F1FF30" fo:language="en" fo:country="US"/>
    </style:style>
    <style:style style:name="T249" style:parent-style-name="DefaultParagraphFont" style:family="text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T251" style:parent-style-name="DefaultParagraphFont" style:family="text">
      <style:text-properties fo:color="#3C3C3C" fo:language="en" fo:country="US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color="#FF3E3E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color="#F1FF30" fo:language="en" fo:country="US"/>
    </style:style>
    <style:style style:name="T257" style:parent-style-name="DefaultParagraphFont" style:family="text">
      <style:text-properties fo:language="en" fo:country="US"/>
    </style:style>
    <style:style style:name="T258" style:parent-style-name="DefaultParagraphFont" style:family="text">
      <style:text-properties fo:color="#F1FF30" fo:language="en" fo:country="US"/>
    </style:style>
    <style:style style:name="T259" style:parent-style-name="DefaultParagraphFont" style:family="text">
      <style:text-properties fo:language="en" fo:country="US"/>
    </style:style>
    <style:style style:name="T260" style:parent-style-name="DefaultParagraphFont" style:family="text">
      <style:text-properties fo:color="#FF3E3E"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color="#FF3E3E" fo:language="en" fo:country="US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color="#FF3E3E" fo:language="en" fo:country="US"/>
    </style:style>
    <style:style style:name="T269" style:parent-style-name="DefaultParagraphFont" style:family="text">
      <style:text-properties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FF3E3E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color="#BFFF00" fo:language="en" fo:country="US"/>
    </style:style>
    <style:style style:name="T278" style:parent-style-name="DefaultParagraphFont" style:family="text">
      <style:text-properties fo:language="en" fo:country="US"/>
    </style:style>
    <style:style style:name="T279" style:parent-style-name="DefaultParagraphFont" style:family="text">
      <style:text-properties fo:color="#BFFF00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color="#F1FF30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color="#BFFF00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BFFF00"/>
    </style:style>
    <style:style style:name="T286" style:parent-style-name="DefaultParagraphFont" style:family="text">
      <style:text-properties fo:color="#BFFF00" fo:language="en" fo:country="US"/>
    </style:style>
    <style:style style:name="T287" style:parent-style-name="DefaultParagraphFont" style:family="text">
      <style:text-properties fo:color="#BFFF00"/>
    </style:style>
    <style:style style:name="T288" style:parent-style-name="DefaultParagraphFont" style:family="text">
      <style:text-properties fo:color="#FF3E3E"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color="#FF3E3E"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color="#BFFF00"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color="#BFFF00"/>
    </style:style>
    <style:style style:name="T300" style:parent-style-name="DefaultParagraphFont" style:family="text">
      <style:text-properties fo:color="#BFFF00" fo:language="en" fo:country="US"/>
    </style:style>
    <style:style style:name="T301" style:parent-style-name="DefaultParagraphFont" style:family="text">
      <style:text-properties fo:color="#BFFF00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F1FF3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color="#BFFF00"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color="#BFFF00"/>
    </style:style>
    <style:style style:name="T308" style:parent-style-name="DefaultParagraphFont" style:family="text">
      <style:text-properties fo:color="#FF3E3E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color="#FF3E3E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color="#BFFF00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color="#BFFF00"/>
    </style:style>
    <style:style style:name="T320" style:parent-style-name="DefaultParagraphFont" style:family="text">
      <style:text-properties fo:color="#BFFF00" fo:language="en" fo:country="US"/>
    </style:style>
    <style:style style:name="T321" style:parent-style-name="DefaultParagraphFont" style:family="text">
      <style:text-properties fo:color="#BFFF00"/>
    </style:style>
    <style:style style:name="T322" style:parent-style-name="DefaultParagraphFont" style:family="text">
      <style:text-properties fo:language="en" fo:country="US"/>
    </style:style>
    <style:style style:name="T323" style:parent-style-name="DefaultParagraphFont" style:family="text">
      <style:text-properties fo:color="#FC4949" fo:language="en" fo:country="US"/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color="#F1FF30" fo:language="en" fo:country="US"/>
    </style:style>
    <style:style style:name="T326" style:parent-style-name="DefaultParagraphFont" style:family="text">
      <style:text-properties fo:language="en" fo:country="US"/>
    </style:style>
    <style:style style:name="T327" style:parent-style-name="DefaultParagraphFont" style:family="text">
      <style:text-properties fo:color="#BFFF00" fo:language="en" fo:country="US"/>
    </style:style>
    <style:style style:name="T328" style:parent-style-name="DefaultParagraphFont" style:family="text">
      <style:text-properties fo:language="en" fo:country="US"/>
    </style:style>
    <style:style style:name="T329" style:parent-style-name="DefaultParagraphFont" style:family="text">
      <style:text-properties fo:color="#BFFF00"/>
    </style:style>
    <style:style style:name="T330" style:parent-style-name="DefaultParagraphFont" style:family="text">
      <style:text-properties fo:color="#FF3E3E"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color="#BFFF00" fo:language="en" fo:country="US"/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color="#BFFF00"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1FF30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1FF30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color="#F1FF30" fo:language="en" fo:country="US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fo:color="#BFFF00"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color="#BFFF00"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color="#F1FF30"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1FF30" fo:language="en" fo:country="US"/>
    </style:style>
    <style:style style:name="T351" style:parent-style-name="DefaultParagraphFont" style:family="text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color="#3C3C3C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color="#FF3E3E" fo:language="en" fo:country="US"/>
    </style:style>
    <style:style style:name="T357" style:parent-style-name="DefaultParagraphFont" style:family="text">
      <style:text-properties fo:color="#BFFF00" fo:language="en" fo:country="US"/>
    </style:style>
    <style:style style:name="T358" style:parent-style-name="DefaultParagraphFont" style:family="text">
      <style:text-properties fo:color="#BFFF00"/>
    </style:style>
    <style:style style:name="T359" style:parent-style-name="DefaultParagraphFont" style:family="text">
      <style:text-properties fo:color="#FF3E3E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FF3E3E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color="#FF3E3E" fo:language="en" fo:country="US"/>
    </style:style>
    <style:style style:name="T364" style:parent-style-name="DefaultParagraphFont" style:family="text">
      <style:text-properties fo:color="#BFFF00" fo:language="en" fo:country="US"/>
    </style:style>
    <style:style style:name="T365" style:parent-style-name="DefaultParagraphFont" style:family="text">
      <style:text-properties fo:color="#BFFF00"/>
    </style:style>
    <style:style style:name="T366" style:parent-style-name="DefaultParagraphFont" style:family="text">
      <style:text-properties fo:color="#F1FF30"/>
    </style:style>
    <style:style style:name="T367" style:parent-style-name="DefaultParagraphFont" style:family="text">
      <style:text-properties fo:color="#BFFF00" fo:language="en" fo:country="US"/>
    </style:style>
    <style:style style:name="T368" style:parent-style-name="DefaultParagraphFont" style:family="text">
      <style:text-properties fo:color="#BFFF00"/>
    </style:style>
    <style:style style:name="T369" style:parent-style-name="DefaultParagraphFont" style:family="text">
      <style:text-properties fo:color="#FF3E3E"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efaultParagraphFont" style:family="text">
      <style:text-properties fo:color="#FF3E3E" fo:language="en" fo:country="US"/>
    </style:style>
    <style:style style:name="T372" style:parent-style-name="DefaultParagraphFont" style:family="text">
      <style:text-properties fo:color="#BFFF00" fo:language="en" fo:country="US"/>
    </style:style>
    <style:style style:name="T373" style:parent-style-name="DefaultParagraphFont" style:family="text">
      <style:text-properties fo:color="#BFFF00"/>
    </style:style>
    <style:style style:name="T374" style:parent-style-name="DefaultParagraphFont" style:family="text">
      <style:text-properties fo:color="#F1FF30"/>
    </style:style>
    <style:style style:name="T375" style:parent-style-name="DefaultParagraphFont" style:family="text">
      <style:text-properties fo:color="#BFFF00" fo:language="en" fo:country="US"/>
    </style:style>
    <style:style style:name="T376" style:parent-style-name="DefaultParagraphFont" style:family="text">
      <style:text-properties fo:color="#BFFF00"/>
    </style:style>
    <style:style style:name="T377" style:parent-style-name="DefaultParagraphFont" style:family="text">
      <style:text-properties fo:color="#FF3E3E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FF3E3E" fo:language="en" fo:country="US"/>
    </style:style>
    <style:style style:name="T380" style:parent-style-name="DefaultParagraphFont" style:family="text">
      <style:text-properties fo:color="#BFFF00" fo:language="en" fo:country="US"/>
    </style:style>
    <style:style style:name="T381" style:parent-style-name="DefaultParagraphFont" style:family="text">
      <style:text-properties fo:color="#BFFF00"/>
    </style:style>
    <style:style style:name="T382" style:parent-style-name="DefaultParagraphFont" style:family="text">
      <style:text-properties fo:color="#F1FF30"/>
    </style:style>
    <style:style style:name="T383" style:parent-style-name="DefaultParagraphFont" style:family="text">
      <style:text-properties fo:color="#BFFF00" fo:language="en" fo:country="US"/>
    </style:style>
    <style:style style:name="T384" style:parent-style-name="DefaultParagraphFont" style:family="text">
      <style:text-properties fo:color="#BFFF00"/>
    </style:style>
    <style:style style:name="T385" style:parent-style-name="DefaultParagraphFont" style:family="text">
      <style:text-properties fo:color="#FF3E3E" fo:language="en" fo:country="US"/>
    </style:style>
    <style:style style:name="T386" style:parent-style-name="DefaultParagraphFont" style:family="text">
      <style:text-properties fo:language="en" fo:country="US"/>
    </style:style>
    <style:style style:name="T387" style:parent-style-name="DefaultParagraphFont" style:family="text">
      <style:text-properties fo:color="#FF3E3E"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F3E3E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BFFF00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color="#BFFF00" fo:language="en" fo:country="US"/>
    </style:style>
    <style:style style:name="T394" style:parent-style-name="DefaultParagraphFont" style:family="text">
      <style:text-properties fo:language="en" fo:country="US"/>
    </style:style>
    <style:style style:name="T395" style:parent-style-name="DefaultParagraphFont" style:family="text">
      <style:text-properties fo:color="#F1FF30" fo:language="en" fo:country="US"/>
    </style:style>
    <style:style style:name="T396" style:parent-style-name="DefaultParagraphFont" style:family="text">
      <style:text-properties fo:language="en" fo:country="US"/>
    </style:style>
    <style:style style:name="T397" style:parent-style-name="DefaultParagraphFont" style:family="text">
      <style:text-properties fo:color="#F1FF30"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color="#FF3E3E" fo:language="en" fo:country="US"/>
    </style:style>
    <style:style style:name="T400" style:parent-style-name="DefaultParagraphFont" style:family="text">
      <style:text-properties fo:language="en" fo:country="US"/>
    </style:style>
    <style:style style:name="T401" style:parent-style-name="DefaultParagraphFont" style:family="text">
      <style:text-properties fo:color="#BFFF00"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fo:color="#BFFF00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F1FF30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color="#F1FF30" fo:language="en" fo:country="US"/>
    </style:style>
    <style:style style:name="T408" style:parent-style-name="DefaultParagraphFont" style:family="text">
      <style:text-properties fo:color="#FF3E3E"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BFFF00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BFFF00" fo:language="en" fo:country="US"/>
    </style:style>
    <style:style style:name="T413" style:parent-style-name="DefaultParagraphFont" style:family="text">
      <style:text-properties fo:color="#FF3E3E"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1FF30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1FF30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F1FF30" fo:language="en" fo:country="US"/>
    </style:style>
    <style:style style:name="T420" style:parent-style-name="DefaultParagraphFont" style:family="text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T423" style:parent-style-name="DefaultParagraphFont" style:family="text">
      <style:text-properties fo:color="#FF3E3E" fo:language="en" fo:country="US"/>
    </style:style>
    <style:style style:name="T424" style:parent-style-name="DefaultParagraphFont" style:family="text">
      <style:text-properties fo:language="en" fo:country="US"/>
    </style:style>
    <style:style style:name="T425" style:parent-style-name="DefaultParagraphFont" style:family="text">
      <style:text-properties fo:color="#FF3E3E" fo:language="en" fo:country="US"/>
    </style:style>
    <style:style style:name="T426" style:parent-style-name="DefaultParagraphFont" style:family="text">
      <style:text-properties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FF3E3E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color="#F1FF30" fo:language="en" fo:country="US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color="#F1FF30" fo:language="en" fo:country="US"/>
    </style:style>
    <style:style style:name="T433" style:parent-style-name="DefaultParagraphFont" style:family="text">
      <style:text-properties fo:language="en" fo:country="US"/>
    </style:style>
    <style:style style:name="T434" style:parent-style-name="DefaultParagraphFont" style:family="text">
      <style:text-properties fo:color="#BFFF00" fo:language="en" fo:country="US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color="#BFFF00" fo:language="en" fo:country="US"/>
    </style:style>
    <style:style style:name="T437" style:parent-style-name="DefaultParagraphFont" style:family="text">
      <style:text-properties fo:language="en" fo:country="US"/>
    </style:style>
    <style:style style:name="T438" style:parent-style-name="DefaultParagraphFont" style:family="text">
      <style:text-properties fo:color="#FF3E3E" fo:language="en" fo:country="US"/>
    </style:style>
    <style:style style:name="T439" style:parent-style-name="DefaultParagraphFont" style:family="text">
      <style:text-properties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color="#FF3E3E" fo:language="en" fo:country="US"/>
    </style:style>
    <style:style style:name="T442" style:parent-style-name="DefaultParagraphFont" style:family="text">
      <style:text-properties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color="#FF3E3E" fo:language="en" fo:country="US"/>
    </style:style>
    <style:style style:name="T445" style:parent-style-name="DefaultParagraphFont" style:family="text">
      <style:text-properties fo:language="en" fo:country="US"/>
    </style:style>
    <style:style style:name="T446" style:parent-style-name="DefaultParagraphFont" style:family="text">
      <style:text-properties fo:color="#FF3E3E" fo:language="en" fo:country="US"/>
    </style:style>
    <style:style style:name="T447" style:parent-style-name="DefaultParagraphFont" style:family="text">
      <style:text-properties fo:language="en" fo:country="US"/>
    </style:style>
    <style:style style:name="T448" style:parent-style-name="DefaultParagraphFont" style:family="text">
      <style:text-properties fo:color="#BFFF00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BFFF00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F1FF30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color="#BFFF00" fo:language="en" fo:country="US"/>
    </style:style>
    <style:style style:name="T455" style:parent-style-name="DefaultParagraphFont" style:family="text">
      <style:text-properties fo:language="en" fo:country="US"/>
    </style:style>
    <style:style style:name="T456" style:parent-style-name="DefaultParagraphFont" style:family="text">
      <style:text-properties fo:color="#BFFF00" fo:language="en" fo:country="US"/>
    </style:style>
    <style:style style:name="T457" style:parent-style-name="DefaultParagraphFont" style:family="text">
      <style:text-properties fo:language="en" fo:country="US"/>
    </style:style>
    <style:style style:name="T458" style:parent-style-name="DefaultParagraphFont" style:family="text">
      <style:text-properties fo:color="#FF3E3E"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BFFF00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color="#BFFF00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1FF30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F1FF30" fo:language="en" fo:country="US"/>
    </style:style>
    <style:style style:name="P467" style:parent-style-name="Normal" style:family="paragraph">
      <style:text-properties fo:language="en" fo:country="US"/>
    </style:style>
    <style:style style:name="T468" style:parent-style-name="DefaultParagraphFont" style:family="text">
      <style:text-properties fo:color="#FF3E3E" fo:language="en" fo:country="US"/>
    </style:style>
    <style:style style:name="T469" style:parent-style-name="DefaultParagraphFont" style:family="text">
      <style:text-properties fo:language="en" fo:country="US"/>
    </style:style>
    <style:style style:name="T470" style:parent-style-name="DefaultParagraphFont" style:family="text">
      <style:text-properties fo:color="#BFFF00" fo:language="en" fo:country="US"/>
    </style:style>
    <style:style style:name="T471" style:parent-style-name="DefaultParagraphFont" style:family="text">
      <style:text-properties fo:language="en" fo:country="US"/>
    </style:style>
    <style:style style:name="T472" style:parent-style-name="DefaultParagraphFont" style:family="text">
      <style:text-properties fo:color="#BFFF00" fo:language="en" fo:country="US"/>
    </style:style>
    <style:style style:name="T473" style:parent-style-name="DefaultParagraphFont" style:family="text">
      <style:text-properties fo:language="en" fo:country="US"/>
    </style:style>
    <style:style style:name="T474" style:parent-style-name="DefaultParagraphFont" style:family="text">
      <style:text-properties fo:color="#FF3E3E"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1FF30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language="en" fo:country="US"/>
    </style:style>
    <style:style style:name="T479" style:parent-style-name="DefaultParagraphFont" style:family="text">
      <style:text-properties fo:color="#F1FF30" fo:language="en" fo:country="US"/>
    </style:style>
    <style:style style:name="T480" style:parent-style-name="DefaultParagraphFont" style:family="text">
      <style:text-properties fo:language="en" fo:country="US"/>
    </style:style>
    <style:style style:name="T481" style:parent-style-name="DefaultParagraphFont" style:family="text">
      <style:text-properties fo:color="#F1FF30"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BFFF00"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color="#BFFF00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DefaultParagraphFont" style:family="text">
      <style:text-properties fo:color="#FF3E3E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color="#F1FF30" fo:language="en" fo:country="US"/>
    </style:style>
    <style:style style:name="T490" style:parent-style-name="DefaultParagraphFont" style:family="text">
      <style:text-properties fo:color="#FF3E3E" fo:language="en" fo:country="US"/>
    </style:style>
    <style:style style:name="T491" style:parent-style-name="DefaultParagraphFont" style:family="text">
      <style:text-properties fo:language="en" fo:country="US"/>
    </style:style>
    <style:style style:name="T492" style:parent-style-name="DefaultParagraphFont" style:family="text">
      <style:text-properties fo:color="#FF3E3E" fo:language="en" fo:country="US"/>
    </style:style>
    <style:style style:name="T493" style:parent-style-name="DefaultParagraphFont" style:family="text">
      <style:text-properties fo:language="en" fo:country="US"/>
    </style:style>
    <style:style style:name="T494" style:parent-style-name="DefaultParagraphFont" style:family="text">
      <style:text-properties fo:language="en" fo:country="US"/>
    </style:style>
    <style:style style:name="T495" style:parent-style-name="DefaultParagraphFont" style:family="text">
      <style:text-properties fo:color="#FF3E3E" fo:language="en" fo:country="US"/>
    </style:style>
    <style:style style:name="T496" style:parent-style-name="DefaultParagraphFont" style:family="text">
      <style:text-properties fo:color="#BFFF00" fo:language="en" fo:country="US"/>
    </style:style>
    <style:style style:name="T497" style:parent-style-name="DefaultParagraphFont" style:family="text">
      <style:text-properties fo:color="#BFFF00"/>
    </style:style>
    <style:style style:name="T498" style:parent-style-name="DefaultParagraphFont" style:family="text">
      <style:text-properties fo:color="#F1FF30"/>
    </style:style>
    <style:style style:name="T499" style:parent-style-name="DefaultParagraphFont" style:family="text">
      <style:text-properties fo:color="#BFFF00" fo:language="en" fo:country="US"/>
    </style:style>
    <style:style style:name="T500" style:parent-style-name="DefaultParagraphFont" style:family="text">
      <style:text-properties fo:color="#BFFF00"/>
    </style:style>
    <style:style style:name="T501" style:parent-style-name="DefaultParagraphFont" style:family="text">
      <style:text-properties fo:color="#FF3E3E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BFFF00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color="#BFFF00" fo:language="en" fo:country="US"/>
    </style:style>
    <style:style style:name="T506" style:parent-style-name="DefaultParagraphFont" style:family="text">
      <style:text-properties fo:color="#FF3E3E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language="en" fo:country="US"/>
    </style:style>
    <style:style style:name="T509" style:parent-style-name="DefaultParagraphFont" style:family="text">
      <style:text-properties fo:color="#F1FF30" fo:language="en" fo:country="US"/>
    </style:style>
    <style:style style:name="T510" style:parent-style-name="DefaultParagraphFont" style:family="text">
      <style:text-properties fo:language="en" fo:country="US"/>
    </style:style>
    <style:style style:name="T511" style:parent-style-name="DefaultParagraphFont" style:family="text">
      <style:text-properties fo:color="#F1FF30"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BFFF00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BFFF00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language="en" fo:country="US"/>
    </style:style>
    <style:style style:name="T518" style:parent-style-name="DefaultParagraphFont" style:family="text">
      <style:text-properties fo:color="#F1FF30"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F3E3E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F3E3E" fo:language="en" fo:country="US"/>
    </style:style>
    <style:style style:name="T523" style:parent-style-name="DefaultParagraphFont" style:family="text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T525" style:parent-style-name="DefaultParagraphFont" style:family="text">
      <style:text-properties fo:color="#FF3E3E"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language="en" fo:country="US"/>
    </style:style>
    <style:style style:name="T528" style:parent-style-name="DefaultParagraphFont" style:family="text">
      <style:text-properties fo:color="#BFFF00" fo:language="en" fo:country="US"/>
    </style:style>
    <style:style style:name="T529" style:parent-style-name="DefaultParagraphFont" style:family="text">
      <style:text-properties fo:color="#BFFF00"/>
    </style:style>
    <style:style style:name="T530" style:parent-style-name="DefaultParagraphFont" style:family="text">
      <style:text-properties fo:language="en" fo:country="US"/>
    </style:style>
    <style:style style:name="T531" style:parent-style-name="DefaultParagraphFont" style:family="text">
      <style:text-properties fo:language="en" fo:country="US"/>
    </style:style>
    <style:style style:name="T532" style:parent-style-name="DefaultParagraphFont" style:family="text">
      <style:text-properties fo:color="#BFFF00" fo:language="en" fo:country="US"/>
    </style:style>
    <style:style style:name="T533" style:parent-style-name="DefaultParagraphFont" style:family="text">
      <style:text-properties fo:color="#BFFF00"/>
    </style:style>
    <style:style style:name="T534" style:parent-style-name="DefaultParagraphFont" style:family="text">
      <style:text-properties fo:color="#FF3E3E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language="en" fo:country="US"/>
    </style:style>
    <style:style style:name="T537" style:parent-style-name="DefaultParagraphFont" style:family="text">
      <style:text-properties fo:color="#BFFF00" fo:language="en" fo:country="US"/>
    </style:style>
    <style:style style:name="T538" style:parent-style-name="DefaultParagraphFont" style:family="text">
      <style:text-properties fo:color="#BFFF00"/>
    </style:style>
    <style:style style:name="T539" style:parent-style-name="DefaultParagraphFont" style:family="text">
      <style:text-properties fo:language="en" fo:country="US"/>
    </style:style>
    <style:style style:name="T540" style:parent-style-name="DefaultParagraphFont" style:family="text">
      <style:text-properties fo:language="en" fo:country="US"/>
    </style:style>
    <style:style style:name="T541" style:parent-style-name="DefaultParagraphFont" style:family="text">
      <style:text-properties fo:color="#BFFF00" fo:language="en" fo:country="US"/>
    </style:style>
    <style:style style:name="T542" style:parent-style-name="DefaultParagraphFont" style:family="text">
      <style:text-properties fo:color="#BFFF00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language="en" fo:country="US"/>
    </style:style>
    <style:style style:name="T545" style:parent-style-name="DefaultParagraphFont" style:family="text">
      <style:text-properties fo:color="#BFFF00" fo:language="en" fo:country="US"/>
    </style:style>
    <style:style style:name="T546" style:parent-style-name="DefaultParagraphFont" style:family="text">
      <style:text-properties fo:color="#BFFF00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language="en" fo:country="US"/>
    </style:style>
    <style:style style:name="T549" style:parent-style-name="DefaultParagraphFont" style:family="text">
      <style:text-properties fo:color="#BFFF00" fo:language="en" fo:country="US"/>
    </style:style>
    <style:style style:name="T550" style:parent-style-name="DefaultParagraphFont" style:family="text">
      <style:text-properties fo:color="#BFFF00"/>
    </style:style>
    <style:style style:name="T551" style:parent-style-name="DefaultParagraphFont" style:family="text">
      <style:text-properties fo:color="#FF3E3E" fo:language="en" fo:country="US"/>
    </style:style>
    <style:style style:name="T552" style:parent-style-name="DefaultParagraphFont" style:family="text">
      <style:text-properties fo:color="#FF3E3E" fo:language="en" fo:country="US"/>
    </style:style>
    <style:style style:name="T553" style:parent-style-name="DefaultParagraphFont" style:family="text">
      <style:text-properties fo:language="en" fo:country="US"/>
    </style:style>
    <style:style style:name="T554" style:parent-style-name="DefaultParagraphFont" style:family="text">
      <style:text-properties fo:color="#FF3E3E" fo:language="en" fo:country="US"/>
    </style:style>
    <style:style style:name="T555" style:parent-style-name="DefaultParagraphFont" style:family="text">
      <style:text-properties fo:language="en" fo:country="US"/>
    </style:style>
    <style:style style:name="T556" style:parent-style-name="DefaultParagraphFont" style:family="text">
      <style:text-properties fo:color="#FF3E3E" fo:language="en" fo:country="US"/>
    </style:style>
    <style:style style:name="T557" style:parent-style-name="DefaultParagraphFont" style:family="text">
      <style:text-properties fo:color="#BFFF00" fo:language="en" fo:country="US"/>
    </style:style>
    <style:style style:name="T558" style:parent-style-name="DefaultParagraphFont" style:family="text">
      <style:text-properties fo:color="#BFFF00"/>
    </style:style>
    <style:style style:name="T559" style:parent-style-name="DefaultParagraphFont" style:family="text">
      <style:text-properties fo:color="#F1FF30"/>
    </style:style>
    <style:style style:name="T560" style:parent-style-name="DefaultParagraphFont" style:family="text">
      <style:text-properties fo:color="#BFFF00" fo:language="en" fo:country="US"/>
    </style:style>
    <style:style style:name="T561" style:parent-style-name="DefaultParagraphFont" style:family="text">
      <style:text-properties fo:color="#BFFF00"/>
    </style:style>
    <style:style style:name="T562" style:parent-style-name="DefaultParagraphFont" style:family="text">
      <style:text-properties fo:color="#FF3E3E" fo:language="en" fo:country="US"/>
    </style:style>
    <style:style style:name="T563" style:parent-style-name="DefaultParagraphFont" style:family="text">
      <style:text-properties fo:language="en" fo:country="US"/>
    </style:style>
    <style:style style:name="T564" style:parent-style-name="DefaultParagraphFont" style:family="text">
      <style:text-properties fo:color="#FF3E3E" fo:language="en" fo:country="US"/>
    </style:style>
    <style:style style:name="T565" style:parent-style-name="DefaultParagraphFont" style:family="text">
      <style:text-properties fo:color="#BFFF00" fo:language="en" fo:country="US"/>
    </style:style>
    <style:style style:name="T566" style:parent-style-name="DefaultParagraphFont" style:family="text">
      <style:text-properties fo:color="#BFFF00"/>
    </style:style>
    <style:style style:name="T567" style:parent-style-name="DefaultParagraphFont" style:family="text">
      <style:text-properties fo:color="#F1FF30"/>
    </style:style>
    <style:style style:name="T568" style:parent-style-name="DefaultParagraphFont" style:family="text">
      <style:text-properties fo:color="#BFFF00" fo:language="en" fo:country="US"/>
    </style:style>
    <style:style style:name="T569" style:parent-style-name="DefaultParagraphFont" style:family="text">
      <style:text-properties fo:color="#BFFF00"/>
    </style:style>
    <style:style style:name="T570" style:parent-style-name="DefaultParagraphFont" style:family="text">
      <style:text-properties fo:color="#FF3E3E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F3E3E" fo:language="en" fo:country="US"/>
    </style:style>
    <style:style style:name="T573" style:parent-style-name="DefaultParagraphFont" style:family="text">
      <style:text-properties fo:color="#BFFF00" fo:language="en" fo:country="US"/>
    </style:style>
    <style:style style:name="T574" style:parent-style-name="DefaultParagraphFont" style:family="text">
      <style:text-properties fo:color="#BFFF00"/>
    </style:style>
    <style:style style:name="T575" style:parent-style-name="DefaultParagraphFont" style:family="text">
      <style:text-properties fo:color="#F1FF30"/>
    </style:style>
    <style:style style:name="T576" style:parent-style-name="DefaultParagraphFont" style:family="text">
      <style:text-properties fo:color="#BFFF00" fo:language="en" fo:country="US"/>
    </style:style>
    <style:style style:name="T577" style:parent-style-name="DefaultParagraphFont" style:family="text">
      <style:text-properties fo:color="#BFFF00"/>
    </style:style>
    <style:style style:name="T578" style:parent-style-name="DefaultParagraphFont" style:family="text">
      <style:text-properties fo:color="#FC4949" fo:language="en" fo:country="US"/>
    </style:style>
    <style:style style:name="T579" style:parent-style-name="DefaultParagraphFont" style:family="text">
      <style:text-properties fo:color="#FF3E3E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F3E3E" fo:language="en" fo:country="US"/>
    </style:style>
    <style:style style:name="T582" style:parent-style-name="DefaultParagraphFont" style:family="text">
      <style:text-properties fo:color="#BFFF00" fo:language="en" fo:country="US"/>
    </style:style>
    <style:style style:name="T583" style:parent-style-name="DefaultParagraphFont" style:family="text">
      <style:text-properties fo:color="#BFFF00"/>
    </style:style>
    <style:style style:name="T584" style:parent-style-name="DefaultParagraphFont" style:family="text">
      <style:text-properties fo:color="#F1FF30"/>
    </style:style>
    <style:style style:name="T585" style:parent-style-name="DefaultParagraphFont" style:family="text">
      <style:text-properties fo:color="#BFFF00" fo:language="en" fo:country="US"/>
    </style:style>
    <style:style style:name="T586" style:parent-style-name="DefaultParagraphFont" style:family="text">
      <style:text-properties fo:color="#BFFF00"/>
    </style:style>
    <style:style style:name="T587" style:parent-style-name="DefaultParagraphFont" style:family="text">
      <style:text-properties fo:color="#FF3E3E" fo:language="en" fo:country="US"/>
    </style:style>
    <style:style style:name="T588" style:parent-style-name="DefaultParagraphFont" style:family="text">
      <style:text-properties fo:color="#BFFF00" fo:language="en" fo:country="US"/>
    </style:style>
    <style:style style:name="T589" style:parent-style-name="DefaultParagraphFont" style:family="text">
      <style:text-properties fo:color="#BFFF00"/>
    </style:style>
    <style:style style:name="T590" style:parent-style-name="DefaultParagraphFont" style:family="text">
      <style:text-properties fo:color="#F1FF30"/>
    </style:style>
    <style:style style:name="T591" style:parent-style-name="DefaultParagraphFont" style:family="text">
      <style:text-properties fo:color="#F1FF30"/>
    </style:style>
    <style:style style:name="T592" style:parent-style-name="DefaultParagraphFont" style:family="text">
      <style:text-properties fo:language="en" fo:country="US"/>
    </style:style>
    <style:style style:name="T593" style:parent-style-name="DefaultParagraphFont" style:family="text">
      <style:text-properties fo:color="#FF3E3E" fo:language="en" fo:country="US"/>
    </style:style>
    <style:style style:name="T594" style:parent-style-name="DefaultParagraphFont" style:family="text">
      <style:text-properties fo:color="#BFFF00" fo:language="en" fo:country="US"/>
    </style:style>
    <style:style style:name="T595" style:parent-style-name="DefaultParagraphFont" style:family="text">
      <style:text-properties fo:color="#BFFF00"/>
    </style:style>
    <style:style style:name="T596" style:parent-style-name="DefaultParagraphFont" style:family="text">
      <style:text-properties fo:color="#F1FF30"/>
    </style:style>
    <style:style style:name="T597" style:parent-style-name="DefaultParagraphFont" style:family="text">
      <style:text-properties fo:color="#FC4949" fo:language="en" fo:country="US"/>
    </style:style>
    <style:style style:name="T598" style:parent-style-name="DefaultParagraphFont" style:family="text">
      <style:text-properties fo:color="#F1FF30"/>
    </style:style>
    <style:style style:name="T599" style:parent-style-name="DefaultParagraphFont" style:family="text">
      <style:text-properties fo:language="en" fo:country="US"/>
    </style:style>
    <style:style style:name="T600" style:parent-style-name="DefaultParagraphFont" style:family="text">
      <style:text-properties fo:color="#FF3E3E" fo:language="en" fo:country="US"/>
    </style:style>
    <style:style style:name="T601" style:parent-style-name="DefaultParagraphFont" style:family="text">
      <style:text-properties fo:color="#BFFF00" fo:language="en" fo:country="US"/>
    </style:style>
    <style:style style:name="T602" style:parent-style-name="DefaultParagraphFont" style:family="text">
      <style:text-properties fo:color="#BFFF00"/>
    </style:style>
    <style:style style:name="T603" style:parent-style-name="DefaultParagraphFont" style:family="text">
      <style:text-properties fo:color="#F1FF30"/>
    </style:style>
    <style:style style:name="T604" style:parent-style-name="DefaultParagraphFont" style:family="text">
      <style:text-properties fo:color="#F1FF30"/>
    </style:style>
    <style:style style:name="T605" style:parent-style-name="DefaultParagraphFont" style:family="text">
      <style:text-properties fo:language="en" fo:country="US"/>
    </style:style>
    <style:style style:name="T606" style:parent-style-name="DefaultParagraphFont" style:family="text">
      <style:text-properties fo:color="#3C3C3C"/>
    </style:style>
    <style:style style:name="T607" style:parent-style-name="DefaultParagraphFont" style:family="text">
      <style:text-properties fo:color="#FF3E3E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1FF30"/>
    </style:style>
    <style:style style:name="T610" style:parent-style-name="DefaultParagraphFont" style:family="text">
      <style:text-properties fo:color="#FF3E3E" fo:language="en" fo:country="US"/>
    </style:style>
    <style:style style:name="T611" style:parent-style-name="DefaultParagraphFont" style:family="text">
      <style:text-properties fo:language="en" fo:country="US"/>
    </style:style>
    <style:style style:name="T612" style:parent-style-name="DefaultParagraphFont" style:family="text">
      <style:text-properties fo:color="#FF3E3E" fo:language="en" fo:country="US"/>
    </style:style>
    <style:style style:name="T613" style:parent-style-name="DefaultParagraphFont" style:family="text">
      <style:text-properties fo:language="en" fo:country="US"/>
    </style:style>
    <style:style style:name="T614" style:parent-style-name="DefaultParagraphFont" style:family="text">
      <style:text-properties fo:language="en" fo:country="US"/>
    </style:style>
    <style:style style:name="T615" style:parent-style-name="DefaultParagraphFont" style:family="text">
      <style:text-properties fo:color="#FF3E3E" fo:language="en" fo:country="US"/>
    </style:style>
    <style:style style:name="T616" style:parent-style-name="DefaultParagraphFont" style:family="text">
      <style:text-properties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F3E3E" fo:language="en" fo:country="US"/>
    </style:style>
    <style:style style:name="T621" style:parent-style-name="DefaultParagraphFont" style:family="text">
      <style:text-properties fo:color="#FF3E3E"/>
    </style:style>
    <style:style style:name="T622" style:parent-style-name="DefaultParagraphFont" style:family="text">
      <style:text-properties fo:color="#FF3E3E" fo:language="en" fo:country="US"/>
    </style:style>
    <style:style style:name="T623" style:parent-style-name="DefaultParagraphFont" style:family="text">
      <style:text-properties fo:language="en" fo:country="US"/>
    </style:style>
    <style:style style:name="T624" style:parent-style-name="DefaultParagraphFont" style:family="text">
      <style:text-properties fo:color="#FF3E3E" fo:language="en" fo:country="US"/>
    </style:style>
    <style:style style:name="T625" style:parent-style-name="DefaultParagraphFont" style:family="text">
      <style:text-properties fo:language="en" fo:country="US"/>
    </style:style>
    <style:style style:name="T626" style:parent-style-name="DefaultParagraphFont" style:family="text">
      <style:text-properties fo:color="#F1FF30" fo:language="en" fo:country="US"/>
    </style:style>
    <style:style style:name="T627" style:parent-style-name="DefaultParagraphFont" style:family="text">
      <style:text-properties fo:language="en" fo:country="US"/>
    </style:style>
    <style:style style:name="T628" style:parent-style-name="DefaultParagraphFont" style:family="text">
      <style:text-properties fo:color="#FF3E3E" fo:language="en" fo:country="US"/>
    </style:style>
    <style:style style:name="T629" style:parent-style-name="DefaultParagraphFont" style:family="text">
      <style:text-properties fo:language="en" fo:country="US"/>
    </style:style>
    <style:style style:name="T630" style:parent-style-name="DefaultParagraphFont" style:family="text">
      <style:text-properties fo:language="en" fo:country="US"/>
    </style:style>
    <style:style style:name="T631" style:parent-style-name="DefaultParagraphFont" style:family="text">
      <style:text-properties fo:color="#F1FF30"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color="#F1FF30"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F3E3E" fo:language="en" fo:country="US"/>
    </style:style>
    <style:style style:name="T636" style:parent-style-name="DefaultParagraphFont" style:family="text">
      <style:text-properties fo:language="en" fo:country="US"/>
    </style:style>
    <style:style style:name="T637" style:parent-style-name="DefaultParagraphFont" style:family="text">
      <style:text-properties fo:color="#BFFF00" fo:language="en" fo:country="US"/>
    </style:style>
    <style:style style:name="T638" style:parent-style-name="DefaultParagraphFont" style:family="text">
      <style:text-properties fo:language="en" fo:country="US"/>
    </style:style>
    <style:style style:name="T639" style:parent-style-name="DefaultParagraphFont" style:family="text">
      <style:text-properties fo:color="#BFFF00" fo:language="en" fo:country="US"/>
    </style:style>
    <style:style style:name="T640" style:parent-style-name="DefaultParagraphFont" style:family="text">
      <style:text-properties fo:language="en" fo:country="US"/>
    </style:style>
    <style:style style:name="T641" style:parent-style-name="DefaultParagraphFont" style:family="text">
      <style:text-properties fo:color="#F1FF30" fo:language="en" fo:country="US"/>
    </style:style>
    <style:style style:name="T642" style:parent-style-name="DefaultParagraphFont" style:family="text">
      <style:text-properties fo:language="en" fo:country="US"/>
    </style:style>
    <style:style style:name="T643" style:parent-style-name="DefaultParagraphFont" style:family="text">
      <style:text-properties fo:color="#BFFF00" fo:language="en" fo:country="US"/>
    </style:style>
    <style:style style:name="T644" style:parent-style-name="DefaultParagraphFont" style:family="text">
      <style:text-properties fo:language="en" fo:country="US"/>
    </style:style>
    <style:style style:name="T645" style:parent-style-name="DefaultParagraphFont" style:family="text">
      <style:text-properties fo:color="#BFFF00" fo:language="en" fo:country="US"/>
    </style:style>
    <style:style style:name="T646" style:parent-style-name="DefaultParagraphFont" style:family="text">
      <style:text-properties fo:language="en" fo:country="US"/>
    </style:style>
    <style:style style:name="P647" style:parent-style-name="Normal" style:family="paragraph">
      <style:text-properties fo:language="en" fo:country="US"/>
    </style:style>
    <style:style style:name="P648" style:parent-style-name="Normal" style:family="paragraph">
      <style:text-properties fo:language="en" fo:country="US"/>
    </style:style>
    <style:style style:name="P649" style:parent-style-name="Normal" style:family="paragraph">
      <style:text-properties fo:language="en" fo:country="US"/>
    </style:style>
    <style:style style:name="T650" style:parent-style-name="Основнойшрифтабзаца" style:family="text">
      <style:text-properties style:font-name-asian="TimesNewRomanPSMT" style:language-complex="ar" style:country-complex="DZ"/>
    </style:style>
    <style:style style:name="T651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52" style:parent-style-name="Основнойшрифтабзаца" style:family="text">
      <style:text-properties style:font-name-asian="TimesNewRomanPSMT" style:language-complex="ar" style:country-complex="DZ"/>
    </style:style>
    <style:style style:name="T653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54" style:parent-style-name="Основнойшрифтабзаца" style:family="text">
      <style:text-properties style:font-name-asian="TimesNewRomanPSMT" style:language-complex="ar" style:country-complex="DZ"/>
    </style:style>
    <style:style style:name="T655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56" style:parent-style-name="Основнойшрифтабзаца" style:family="text">
      <style:text-properties style:font-name-asian="TimesNewRomanPSMT" style:language-complex="ar" style:country-complex="DZ"/>
    </style:style>
    <style:style style:name="T657" style:parent-style-name="Основнойшрифтабзаца" style:family="text">
      <style:text-properties style:font-name-asian="TimesNewRomanPSMT" style:language-complex="ar" style:country-complex="DZ"/>
    </style:style>
    <style:style style:name="T658" style:parent-style-name="Основнойшрифтабзаца" style:family="text">
      <style:text-properties style:font-name-asian="TimesNewRomanPSMT" style:language-complex="ar" style:country-complex="DZ"/>
    </style:style>
    <style:style style:name="T659" style:parent-style-name="Основнойшрифтабзаца" style:family="text">
      <style:text-properties style:font-name-asian="TimesNewRomanPSMT" style:language-complex="ar" style:country-complex="DZ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8819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Выполнил:</text:span></text:p>
      <text:p text:style-name="P36"><text:span text:style-name="T37">Ахроров Кароматуллохон Фирдавсович</text:span></text:p>
      <text:p text:style-name="P38"><text:span text:style-name="T39">Группа<text:s/></text:span><text:span text:style-name="T40">P</text:span><text:span text:style-name="T41">3110</text:span></text:p>
      <text:p text:style-name="P42"><text:span text:style-name="T43">Проверил:</text:span></text:p>
      <text:p text:style-name="P44"><text:span text:style-name="T45">Гаврилов Антон<text:s/></text:span><text:span text:style-name="T46">Валерьевич</text:span></text:p>
      <text:p text:style-name="P47">Преподаватель практики</text:p>
      <text:p text:style-name="P4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span text:style-name="T50">Содержание</text:span></text:p>
          <text:p text:style-name="P51"><text:a xlink:href="#_Toc191501180" office:target-frame-name="_top" xlink:show="replace"><text:span text:style-name="T52">Задание</text:span><text:tab/>3</text:a><text:a xlink:href="#_Toc191501181" office:target-frame-name="_top" xlink:show="replace"/></text:p>
          <text:p text:style-name="P53"><text:a xlink:href="#_Toc191501185" office:target-frame-name="_top" xlink:show="replace">Реализац<text:bookmark-start text:name="_Hlt195182655"/>и<text:bookmark-end text:name="_Hlt195182655"/>я на SQL<text:tab/>4</text:a></text:p>
          <text:p text:style-name="P54"><text:a xlink:href="#_Toc191501186" office:target-frame-name="_top" xlink:show="replace">Вывод<text:tab/>6</text:a></text:p>
          <text:p text:style-name="P55"/>
        </text:index-body>
      </text:table-of-content>
      <text:p text:style-name="Standard"/>
      <text:h text:style-name="P56" text:outline-level="1"><text:bookmark-start text:name="_Toc191501180"/><text:span text:style-name="T57">Задание</text:span><text:bookmark-end text:name="_Toc191501180"/></text:h>
      <text:p text:style-name="P58"><text:span text:style-name="T59">Составить запросы на языке<text:s/></text:span><text:span text:style-name="T60">SQL</text:span><text:span text:style-name="T61"><text:s/>(пункты 1-7).</text:span></text:p>
      <text:list text:style-name="LFO14" text:continue-numbering="true">
        <text:list-item>
          <text:p text:style-name="P62"><text:span text:style-name="T63">Сделать запрос для получения атрибутов из указанных таблиц, применив фильтры по указанным условиям:</text:span><text:span text:style-name="T64"><text:line-break/></text:span><text:span text:style-name="T65">Таблицы: Н_ЛЮДИ, Н_СЕССИЯ.</text:span><text:span text:style-name="T66"><text:line-break/></text:span><text:span text:style-name="T67">Вывести атрибуты:<text:s/></text:span><text:span text:style-name="T68">Н_ЛЮДИ.ФАМИЛИЯ, Н_СЕССИЯ.ДАТА.</text:span><text:span text:style-name="T69"><text:line-break/></text:span><text:span text:style-name="T70">Фильтры (</text:span><text:span text:style-name="T71">AND</text:span><text:span text:style-name="T72">):</text:span><text:span text:style-name="T73"><text:line-break/></text:span><text:span text:style-name="T74">a</text:span><text:span text:style-name="T75">) Н_ЛЮДИ.ИМЯ &gt; Ярослав.</text:span><text:span text:style-name="T76"><text:line-break/></text:span><text:span text:style-name="T77">b</text:span><text:span text:style-name="T78">) Н_СЕССИЯ.ИД &gt; 32199.</text:span><text:span text:style-name="T79"><text:line-break/></text:span><text:span text:style-name="T80">c</text:span><text:span text:style-name="T81">) Н_СЕССИЯ.ИД &lt; 14.</text:span><text:span text:style-name="T82"><text:line-break/></text:span><text:span text:style-name="T83">Вид соединения: RIGHT JOIN.</text:span></text:p>
        </text:list-item>
        <text:list-item>
          <text:p text:style-name="P84"><text:span text:style-name="T85">Сделать запрос для получения атрибутов из указанных таблиц, применив фильтры по указанным условиям:</text:span><text:span text:style-name="T86"><text:line-break/></text:span><text:span text:style-name="T87">Таблицы: Н_ЛЮДИ, Н_ОБУЧЕНИЯ, Н_УЧЕНИКИ.</text:span><text:span text:style-name="T88"><text:line-break/></text:span><text:span text:style-name="T89">Вывести атрибуты: Н_ЛЮДИ.ФАМИЛИЯ, Н_ОБУЧЕНИЯ.ЧЛВК_ИД, Н_УЧЕНИКИ.ИД.</text:span><text:span text:style-name="T90"><text:line-break/></text:span><text:span text:style-name="T91">Фильтры: (</text:span><text:span text:style-name="T92">AND</text:span><text:span text:style-name="T93">)</text:span><text:span text:style-name="T94"><text:line-break/></text:span><text:span text:style-name="T95">a</text:span><text:span text:style-name="T96">) Н_ЛЮДИ.ФАМИЛИЯ = Афанасьев.</text:span><text:span text:style-name="T97"><text:line-break/></text:span><text:span text:style-name="T98">b</text:span><text:span text:style-name="T99">) Н_ОБУЧЕНИЯ.НЗК &gt; 933232.</text:span><text:span text:style-name="T100"><text:line-break/></text:span><text:span text:style-name="T101">Вид соединения: INNER JOIN.</text:span></text:p>
        </text:list-item>
        <text:list-item>
          <text:p text:style-name="P102">Вывести число студентов ФКТИУ, которые старше 25 лет.<text:line-break/>Ответ должен содержать только одно число.</text:p>
        </text:list-item>
        <text:list-item>
          <text:p text:style-name="P103"><text:span text:style-name="T104">Найти группы, в которых в 2011 году было более 5 обучающихся студентов на кафедре вычислительной техники.</text:span><text:span text:style-name="T105"><text:line-break/></text:span><text:span text:style-name="T106">Для реализации использовать соединение таблиц.</text:span></text:p>
        </text:list-item>
        <text:list-item>
          <text:p text:style-name="P107">Выведите таблицу со средним возрастом студентов во всех группах (Группа, Средний возраст), где средний возраст меньше максимального возраста в группе 1100.</text:p>
        </text:list-item>
        <text:list-item>
          <text:p text:style-name="P108">Получить список студентов, отчисленных после первого сентября 2012 года с очной формы обучения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</text:list-item>
        <text:list-item>
          <text:p text:style-name="P109">Вывести список студентов, имеющих одинаковые фамилии, но не совпадающие даты рождения.</text:p>
        </text:list-item>
      </text:list>
      <text:p text:style-name="Standard"/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0">SQL</text:span><text:bookmark-end text:name="_Toc191501185"/></text:h>
      <text:p text:style-name="Standard"><text:a xlink:href="https://github.com/Ahrorovk/ITMO_SWE/tree/main/SEM_2/DB/lab_2" office:target-frame-name="_top" xlink:show="replace"><text:span text:style-name="T111">Git</text:span><text:span text:style-name="Hyperlink"><text:s/></text:span><text:span text:style-name="T112">code</text:span><text:span text:style-name="Hyperlink"><text:s/>-<text:s/></text:span><text:bookmark-start text:name="_Toc191501186"/><text:span text:style-name="T113">https</text:span><text:span text:style-name="Hyperlink">://</text:span><text:span text:style-name="T114">github</text:span><text:span text:style-name="Hyperlink">.</text:span><text:span text:style-name="T115">com</text:span><text:span text:style-name="Hyperlink">/</text:span><text:span text:style-name="T116">Ahrorovk</text:span><text:span text:style-name="Hyperlink">/</text:span><text:span text:style-name="T117">ITMO</text:span><text:span text:style-name="Hyperlink">_</text:span><text:span text:style-name="T118">SWE</text:span><text:span text:style-name="Hyperlink">/</text:span><text:span text:style-name="T119">tree</text:span><text:span text:style-name="Hyperlink">/</text:span><text:span text:style-name="T120">main</text:span><text:span text:style-name="Hyperlink">/</text:span><text:span text:style-name="T121">SEM</text:span><text:span text:style-name="Hyperlink">_2/</text:span><text:span text:style-name="T122">DB</text:span><text:span text:style-name="Hyperlink">/</text:span><text:span text:style-name="T123">lab</text:span><text:span text:style-name="Hyperlink">_2</text:span></text:a></text:p>
      <text:p text:style-name="Normal"/>
      <text:p text:style-name="Normal"><text:span text:style-name="T124">-- 1<text:s/></text:span></text:p>
      <text:p text:style-name="Normal"><text:span text:style-name="T125">SELECT</text:span><text:s/><text:span text:style-name="T126">L</text:span>.<text:span text:style-name="T127">ФАМИЛИЯ</text:span>,</text:p>
      <text:p text:style-name="Normal"><text:span text:style-name="T128"> </text:span><text:s/><text:span text:style-name="T129"> </text:span><text:s/><text:span text:style-name="T130"> </text:span><text:s/><text:span text:style-name="T131"> </text:span><text:span text:style-name="T132">S</text:span>.<text:span text:style-name="T133">ДАТА</text:span></text:p>
      <text:p text:style-name="Normal"><text:span text:style-name="T134">FROM</text:span><text:s/>Н_ЛЮДИ<text:s/><text:span text:style-name="T135">L</text:span></text:p>
      <text:p text:style-name="Normal"><text:span text:style-name="T136">RIGHT JOIN</text:span><text:span text:style-name="T137"><text:s/>Н_СЕССИЯ S</text:span></text:p>
      <text:p text:style-name="Normal"><text:span text:style-name="T138">       </text:span><text:span text:style-name="T139">ON</text:span><text:span text:style-name="T140"><text:s/></text:span><text:span text:style-name="T141">L</text:span><text:span text:style-name="T142">.</text:span><text:span text:style-name="T143">ИД</text:span><text:span text:style-name="T144"><text:s/></text:span><text:span text:style-name="T145">=</text:span><text:span text:style-name="T146"><text:s/></text:span><text:span text:style-name="T147">S</text:span><text:span text:style-name="T148">.</text:span><text:span text:style-name="T149">ЧЛВК_ИД</text:span><text:span text:style-name="T150"><text:s/> </text:span></text:p>
      <text:p text:style-name="Normal"><text:span text:style-name="T151">WHERE</text:span><text:span text:style-name="T152"><text:s/></text:span><text:span text:style-name="T153">L</text:span><text:span text:style-name="T154">.</text:span><text:span text:style-name="T155">ИМЯ</text:span><text:span text:style-name="T156"><text:s/></text:span><text:span text:style-name="T157">&gt;</text:span><text:span text:style-name="T158"><text:s/></text:span><text:span text:style-name="T159">'Ярослав'</text:span></text:p>
      <text:p text:style-name="Normal"><text:span text:style-name="T160"> <text:s/></text:span><text:span text:style-name="T161">AND</text:span><text:span text:style-name="T162"><text:s/></text:span><text:span text:style-name="T163">S</text:span><text:span text:style-name="T164">.</text:span><text:span text:style-name="T165">ИД</text:span><text:span text:style-name="T166"><text:s/></text:span><text:span text:style-name="T167">&gt;</text:span><text:span text:style-name="T168"><text:s/></text:span><text:span text:style-name="T169">32199</text:span></text:p>
      <text:p text:style-name="Normal"><text:span text:style-name="T170"> <text:s/></text:span><text:span text:style-name="T171">AND</text:span><text:span text:style-name="T172"><text:s/></text:span><text:span text:style-name="T173">S</text:span><text:span text:style-name="T174">.</text:span><text:span text:style-name="T175">ИД</text:span><text:span text:style-name="T176"><text:s/></text:span><text:span text:style-name="T177">&lt;</text:span><text:span text:style-name="T178"><text:s/></text:span><text:span text:style-name="T179">14</text:span><text:span text:style-name="T180">;</text:span></text:p>
      <text:p text:style-name="P181"/>
      <text:p text:style-name="Normal"><text:span text:style-name="T182">-- 2</text:span></text:p>
      <text:p text:style-name="Normal"><text:span text:style-name="T183">SELECT</text:span><text:span text:style-name="T184"><text:s/></text:span><text:span text:style-name="T185">L</text:span><text:span text:style-name="T186">.</text:span><text:span text:style-name="T187">ФАМИЛИЯ</text:span><text:span text:style-name="T188">,</text:span></text:p>
      <text:p text:style-name="Normal"><text:span text:style-name="T189">       </text:span><text:span text:style-name="T190">O</text:span>.<text:span text:style-name="T191">ЧЛВК_ИД</text:span>,</text:p>
      <text:p text:style-name="Normal"><text:span text:style-name="T192"> </text:span><text:s/><text:span text:style-name="T193"> </text:span><text:s/><text:span text:style-name="T194"> </text:span><text:s/><text:span text:style-name="T195"> </text:span><text:span text:style-name="T196">U</text:span>.<text:span text:style-name="T197">ИД</text:span></text:p>
      <text:p text:style-name="Normal"><text:span text:style-name="T198">FROM</text:span><text:s/>Н_ЛЮДИ<text:s/><text:span text:style-name="T199">L</text:span></text:p>
      <text:p text:style-name="Normal"><text:span text:style-name="T200">INNER JOIN</text:span><text:span text:style-name="T201"><text:s/>Н_ОБУЧЕНИЯ O</text:span></text:p>
      <text:p text:style-name="Normal"><text:span text:style-name="T202">   <text:s/></text:span><text:span text:style-name="T203">ON</text:span><text:span text:style-name="T204"><text:s/></text:span><text:span text:style-name="T205">L</text:span><text:span text:style-name="T206">.</text:span><text:span text:style-name="T207">ИД</text:span><text:span text:style-name="T208"><text:s/></text:span><text:span text:style-name="T209">=</text:span><text:span text:style-name="T210"><text:s/></text:span><text:span text:style-name="T211">O</text:span><text:span text:style-name="T212">.</text:span><text:span text:style-name="T213">ЧЛВК_ИД</text:span></text:p>
      <text:p text:style-name="Normal"><text:span text:style-name="T214">INNER JOIN</text:span><text:span text:style-name="T215"><text:s/>Н_УЧЕНИКИ U</text:span></text:p>
      <text:p text:style-name="Normal"><text:span text:style-name="T216">   <text:s/></text:span><text:span text:style-name="T217">ON</text:span><text:span text:style-name="T218"><text:s/></text:span><text:span text:style-name="T219">O</text:span><text:span text:style-name="T220">.</text:span><text:span text:style-name="T221">ВИД_ОБУЧ_ИД</text:span><text:span text:style-name="T222"><text:s/></text:span><text:span text:style-name="T223">=</text:span><text:span text:style-name="T224"><text:s/></text:span><text:span text:style-name="T225">U</text:span><text:span text:style-name="T226">.</text:span><text:span text:style-name="T227">ВИД_ОБУЧ_ИД</text:span></text:p>
      <text:p text:style-name="Normal"><text:span text:style-name="T228">WHERE</text:span><text:span text:style-name="T229"><text:s/></text:span><text:span text:style-name="T230">L</text:span><text:span text:style-name="T231">.</text:span><text:span text:style-name="T232">ФАМИЛИЯ</text:span><text:span text:style-name="T233"><text:s/></text:span><text:span text:style-name="T234">=</text:span><text:span text:style-name="T235"><text:s/></text:span><text:span text:style-name="T236">'Афанасьев'</text:span></text:p>
      <text:p text:style-name="Normal"><text:span text:style-name="T237"> <text:s/></text:span><text:span text:style-name="T238">AND</text:span><text:span text:style-name="T239"><text:s/></text:span><text:span text:style-name="T240">O</text:span><text:span text:style-name="T241">.</text:span><text:span text:style-name="T242">НЗК</text:span><text:span text:style-name="T243">::</text:span><text:span text:style-name="T244">integer</text:span><text:span text:style-name="T245"><text:s/></text:span><text:span text:style-name="T246">&gt;</text:span><text:span text:style-name="T247"><text:s/></text:span><text:span text:style-name="T248">933232</text:span><text:span text:style-name="T249">;</text:span></text:p>
      <text:p text:style-name="P250"/>
      <text:p text:style-name="Normal"><text:span text:style-name="T251">-- 3</text:span></text:p>
      <text:p text:style-name="Normal"><text:span text:style-name="T252"> </text:span><text:span text:style-name="T253"><text:s/></text:span><text:span text:style-name="T254">SELECT</text:span><text:span text:style-name="T255"><text:s/></text:span><text:span text:style-name="T256">COUNT</text:span><text:span text:style-name="T257">(</text:span><text:span text:style-name="T258">*</text:span><text:span text:style-name="T259">)<text:s/></text:span><text:span text:style-name="T260">AS</text:span><text:span text:style-name="T261"><text:s/></text:span>Количество<text:span text:style-name="T262">_</text:span>студентов</text:p>
      <text:p text:style-name="Normal"><text:span text:style-name="T263">FROM</text:span><text:span text:style-name="T264"><text:s/></text:span>Н<text:span text:style-name="T265">_</text:span>ЛЮДИ<text:span text:style-name="T266"><text:s/></text:span><text:span text:style-name="T267">L</text:span></text:p>
      <text:p text:style-name="Normal"><text:span text:style-name="T268">JOIN</text:span><text:span text:style-name="T269"><text:s/></text:span>Н<text:span text:style-name="T270">_</text:span>УЧЕНИКИ<text:span text:style-name="T271"><text:s/></text:span><text:span text:style-name="T272">U</text:span></text:p>
      <text:p text:style-name="Normal"><text:span text:style-name="T273"> </text:span><text:span text:style-name="T274"><text:s/></text:span><text:span text:style-name="T275">ON</text:span><text:span text:style-name="T276"><text:s/></text:span><text:span text:style-name="T277">L</text:span><text:span text:style-name="T278">.</text:span><text:span text:style-name="T279">ИД</text:span><text:span text:style-name="T280"><text:s/></text:span><text:span text:style-name="T281">=</text:span><text:span text:style-name="T282"><text:s/></text:span><text:span text:style-name="T283">U</text:span><text:span text:style-name="T284">.</text:span><text:span text:style-name="T285">ЧЛВК</text:span><text:span text:style-name="T286">_</text:span><text:span text:style-name="T287">ИД</text:span></text:p>
      <text:p text:style-name="Normal"><text:span text:style-name="T288">JOIN</text:span><text:span text:style-name="T289"><text:s/></text:span>Н<text:span text:style-name="T290">_</text:span>ПЛАНЫ<text:span text:style-name="T291"><text:s/></text:span><text:span text:style-name="T292">PL</text:span></text:p>
      <text:p text:style-name="Normal"><text:span text:style-name="T293"> </text:span><text:span text:style-name="T294"><text:s/></text:span><text:span text:style-name="T295">ON</text:span><text:span text:style-name="T296"><text:s/></text:span><text:span text:style-name="T297">U</text:span><text:span text:style-name="T298">.</text:span><text:span text:style-name="T299">ПЛАН</text:span><text:span text:style-name="T300">_</text:span><text:span text:style-name="T301">ИД</text:span><text:span text:style-name="T302"><text:s/></text:span><text:span text:style-name="T303">=</text:span><text:span text:style-name="T304"><text:s/></text:span><text:span text:style-name="T305">PL</text:span><text:span text:style-name="T306">.</text:span><text:span text:style-name="T307">ИД</text:span></text:p>
      <text:p text:style-name="Normal"><text:span text:style-name="T308">JOIN</text:span><text:span text:style-name="T309"><text:s/></text:span>Н<text:span text:style-name="T310">_</text:span>ОТДЕЛЫ<text:span text:style-name="T311"><text:s/></text:span><text:span text:style-name="T312">V</text:span></text:p>
      <text:p text:style-name="Normal"><text:span text:style-name="T313"> </text:span><text:span text:style-name="T314"><text:s/></text:span><text:span text:style-name="T315">ON</text:span><text:span text:style-name="T316"><text:s/></text:span><text:span text:style-name="T317">PL</text:span><text:span text:style-name="T318">.</text:span><text:span text:style-name="T319">ОТД</text:span><text:span text:style-name="T320">_</text:span><text:span text:style-name="T321">ИД</text:span><text:span text:style-name="T322">::</text:span><text:span text:style-name="T323">integer</text:span><text:span text:style-name="T324"><text:s/></text:span><text:span text:style-name="T325">=</text:span><text:span text:style-name="T326"><text:s/></text:span><text:span text:style-name="T327">V</text:span><text:span text:style-name="T328">.</text:span><text:span text:style-name="T329">ИД</text:span></text:p>
      <text:p text:style-name="Normal"><text:span text:style-name="T330">WHERE</text:span><text:span text:style-name="T331"><text:s/></text:span><text:span text:style-name="T332">V</text:span><text:span text:style-name="T333">.</text:span><text:span text:style-name="T334">КОРОТКОЕ_ИМЯ</text:span><text:span text:style-name="T335"><text:s/></text:span><text:span text:style-name="T336">=</text:span><text:span text:style-name="T337"><text:s/></text:span><text:span text:style-name="T338">'КТиУ'</text:span></text:p>
      <text:p text:style-name="Normal"><text:span text:style-name="T339"> <text:s/></text:span><text:span text:style-name="T340">AND</text:span><text:span text:style-name="T341"><text:s/>date_part(</text:span><text:span text:style-name="T342">'year'</text:span><text:span text:style-name="T343">, age(current_date,<text:s/></text:span><text:span text:style-name="T344">L</text:span><text:span text:style-name="T345">.</text:span><text:span text:style-name="T346">ДАТА_РОЖДЕНИЯ</text:span><text:span text:style-name="T347">))<text:s/></text:span><text:span text:style-name="T348">&gt;</text:span><text:span text:style-name="T349"><text:s/></text:span><text:span text:style-name="T350">25</text:span><text:span text:style-name="T351">;</text:span></text:p>
      <text:p text:style-name="P352"/>
      <text:p text:style-name="Normal"><text:span text:style-name="T353"> <text:s/></text:span><text:span text:style-name="T354">--4<text:s/></text:span></text:p>
      <text:p text:style-name="Normal"><text:span text:style-name="T355"> </text:span><text:s/><text:span text:style-name="T356">SELECT</text:span><text:s/><text:span text:style-name="T357">g</text:span>.<text:span text:style-name="T358">ГРУППА</text:span></text:p>
      <text:p text:style-name="Normal"><text:span text:style-name="T359">FROM</text:span><text:s/>Н_УЧЕНИКИ<text:s/><text:span text:style-name="T360">s</text:span></text:p>
      <text:p text:style-name="Normal"><text:span text:style-name="T361">JOIN</text:span><text:s/>Н_ГРУППЫ_ПЛАНОВ<text:s/><text:span text:style-name="T362">g</text:span><text:s/><text:span text:style-name="T363">ON</text:span><text:s/><text:span text:style-name="T364">g</text:span>.<text:span text:style-name="T365">ГРУППА</text:span><text:s/><text:span text:style-name="T366">=</text:span><text:s/><text:span text:style-name="T367">s</text:span>.<text:span text:style-name="T368">ГРУППА</text:span></text:p>
      <text:p text:style-name="Normal"><text:span text:style-name="T369">JOIN</text:span><text:s/>Н_ПЛАНЫ<text:s/><text:span text:style-name="T370">PL</text:span><text:s/><text:span text:style-name="T371">ON</text:span><text:s/><text:span text:style-name="T372">s</text:span>.<text:span text:style-name="T373">ПЛАН_ИД</text:span><text:s/><text:span text:style-name="T374">=</text:span><text:s/><text:span text:style-name="T375">PL</text:span>.<text:span text:style-name="T376">ИД</text:span></text:p>
      <text:p text:style-name="Normal"><text:span text:style-name="T377">JOIN</text:span><text:s/>Н_ОТДЕЛЫ<text:s/><text:span text:style-name="T378">V</text:span><text:s/><text:span text:style-name="T379">ON</text:span><text:s/><text:span text:style-name="T380">PL</text:span>.<text:span text:style-name="T381">ОТД_ИД</text:span><text:s/><text:span text:style-name="T382">=</text:span><text:s/><text:span text:style-name="T383">V</text:span>.<text:span text:style-name="T384">ИД</text:span></text:p>
      <text:p text:style-name="Normal"><text:span text:style-name="T385">WHERE</text:span><text:span text:style-name="T386"><text:s/>EXTRACT(</text:span><text:span text:style-name="T387">YEAR</text:span><text:span text:style-name="T388"><text:s/></text:span><text:span text:style-name="T389">FROM</text:span><text:span text:style-name="T390"><text:s/></text:span><text:span text:style-name="T391">s</text:span><text:span text:style-name="T392">.</text:span><text:span text:style-name="T393">НАЧАЛО</text:span><text:span text:style-name="T394">)<text:s/></text:span><text:span text:style-name="T395">=</text:span><text:span text:style-name="T396"><text:s/></text:span><text:span text:style-name="T397">2011</text:span></text:p>
      <text:p text:style-name="Normal"><text:span text:style-name="T398"> <text:s/></text:span><text:span text:style-name="T399">AND</text:span><text:span text:style-name="T400"><text:s/></text:span><text:span text:style-name="T401">V</text:span><text:span text:style-name="T402">.</text:span><text:span text:style-name="T403">КОРОТКОЕ_ИМЯ</text:span><text:span text:style-name="T404"><text:s/></text:span><text:span text:style-name="T405">=</text:span><text:span text:style-name="T406"><text:s/></text:span><text:span text:style-name="T407">'ВТ'</text:span></text:p>
      <text:p text:style-name="Normal"><text:span text:style-name="T408">GROUP BY</text:span><text:span text:style-name="T409"><text:s/></text:span><text:span text:style-name="T410">g</text:span><text:span text:style-name="T411">.</text:span><text:span text:style-name="T412">ГРУППА</text:span></text:p>
      <text:p text:style-name="Normal"><text:span text:style-name="T413">HAVING</text:span><text:span text:style-name="T414"><text:s/></text:span><text:span text:style-name="T415">COUNT</text:span><text:span text:style-name="T416">(s. ЧЛВК_ИД)<text:s/></text:span><text:span text:style-name="T417">&gt;</text:span><text:span text:style-name="T418"><text:s/></text:span><text:span text:style-name="T419">5</text:span><text:span text:style-name="T420">;</text:span></text:p>
      <text:p text:style-name="P421"/>
      <text:p text:style-name="P422">--5</text:p>
      <text:p text:style-name="Normal"><text:span text:style-name="T423">WITH</text:span><text:span text:style-name="T424"><text:s/>max_age_1100<text:s/></text:span><text:span text:style-name="T425">AS</text:span><text:span text:style-name="T426"><text:s/>(</text:span></text:p>
      <text:p text:style-name="Normal"><text:span text:style-name="T427"> <text:s/></text:span><text:span text:style-name="T428">SELECT</text:span><text:span text:style-name="T429"><text:s/></text:span><text:span text:style-name="T430">MAX</text:span><text:span text:style-name="T431">(date_part(</text:span><text:span text:style-name="T432">'year'</text:span><text:span text:style-name="T433">, age(CURRENT_DATE,<text:s/></text:span><text:span text:style-name="T434">l2</text:span><text:span text:style-name="T435">.</text:span><text:span text:style-name="T436">ДАТА_РОЖДЕНИЯ</text:span><text:span text:style-name="T437">)))<text:s/></text:span><text:span text:style-name="T438">AS</text:span><text:span text:style-name="T439"><text:s/>max_age</text:span></text:p>
      <text:p text:style-name="Normal"><text:span text:style-name="T440"> <text:s/></text:span><text:span text:style-name="T441">FROM</text:span><text:span text:style-name="T442"><text:s/>Н_УЧЕНИКИ s2</text:span></text:p>
      <text:p text:style-name="Normal"><text:span text:style-name="T443"> <text:s/></text:span><text:span text:style-name="T444">JOIN</text:span><text:span text:style-name="T445"><text:s/>Н_ЛЮДИ l2<text:s/></text:span><text:span text:style-name="T446">ON</text:span><text:span text:style-name="T447"><text:s/></text:span><text:span text:style-name="T448">s2</text:span><text:span text:style-name="T449">.</text:span><text:span text:style-name="T450">ЧЛВК_ИД</text:span><text:span text:style-name="T451"><text:s/></text:span><text:span text:style-name="T452">=</text:span><text:span text:style-name="T453"><text:s/></text:span><text:span text:style-name="T454">l2</text:span><text:span text:style-name="T455">.</text:span><text:span text:style-name="T456">ИД</text:span></text:p>
      <text:p text:style-name="Normal"><text:span text:style-name="T457"> <text:s/></text:span><text:span text:style-name="T458">WHERE</text:span><text:span text:style-name="T459"><text:s/></text:span><text:span text:style-name="T460">s2</text:span><text:span text:style-name="T461">.</text:span><text:span text:style-name="T462">ГРУППА</text:span><text:span text:style-name="T463"><text:s/></text:span><text:span text:style-name="T464">=</text:span><text:span text:style-name="T465"><text:s/></text:span><text:span text:style-name="T466">'1100'</text:span></text:p>
      <text:p text:style-name="P467">)</text:p>
      <text:p text:style-name="Normal"><text:span text:style-name="T468">SELECT</text:span></text:p>
      <text:p text:style-name="Normal"><text:span text:style-name="T469"> <text:s/></text:span><text:span text:style-name="T470">s</text:span><text:span text:style-name="T471">.</text:span><text:span text:style-name="T472">ГРУППА</text:span><text:span text:style-name="T473"><text:s/></text:span><text:span text:style-name="T474">AS</text:span><text:span text:style-name="T475"><text:s/></text:span><text:span text:style-name="T476">"Группа"</text:span><text:span text:style-name="T477">,</text:span></text:p>
      <text:p text:style-name="Normal"><text:span text:style-name="T478"> <text:s/></text:span><text:span text:style-name="T479">AVG</text:span><text:span text:style-name="T480">(date_part(</text:span><text:span text:style-name="T481">'year'</text:span><text:span text:style-name="T482">, age(CURRENT_DATE,<text:s/></text:span><text:span text:style-name="T483">l</text:span><text:span text:style-name="T484">.</text:span><text:span text:style-name="T485">ДАТА_РОЖДЕНИЯ</text:span><text:span text:style-name="T486">)))<text:s/></text:span><text:span text:style-name="T487">AS</text:span><text:span text:style-name="T488"><text:s/></text:span><text:span text:style-name="T489">"Средний возраст"</text:span></text:p>
      <text:p text:style-name="Normal"><text:span text:style-name="T490">FROM</text:span><text:s/>Н_УЧЕНИКИ<text:s/><text:span text:style-name="T491">s</text:span></text:p>
      <text:p text:style-name="Normal"><text:span text:style-name="T492">JOIN</text:span><text:s/>Н_ЛЮДИ<text:s/><text:span text:style-name="T493"> </text:span><text:s/><text:span text:style-name="T494">l</text:span><text:s/><text:span text:style-name="T495">ON</text:span><text:s/><text:span text:style-name="T496">s</text:span>.<text:span text:style-name="T497">ЧЛВК_ИД</text:span><text:s/><text:span text:style-name="T498">=</text:span><text:s/><text:span text:style-name="T499">l</text:span>.<text:span text:style-name="T500">ИД</text:span></text:p>
      <text:p text:style-name="Normal"><text:span text:style-name="T501">GROUP BY</text:span><text:span text:style-name="T502"><text:s/></text:span><text:span text:style-name="T503">s</text:span><text:span text:style-name="T504">.</text:span><text:span text:style-name="T505">ГРУППА</text:span></text:p>
      <text:p text:style-name="Normal"><text:span text:style-name="T506">HAVING</text:span><text:span text:style-name="T507"><text:s/></text:span></text:p>
      <text:p text:style-name="Normal"><text:span text:style-name="T508"> <text:s/></text:span><text:span text:style-name="T509">AVG</text:span><text:span text:style-name="T510">(date_part(</text:span><text:span text:style-name="T511">'year'</text:span><text:span text:style-name="T512">, age(CURRENT_DATE,<text:s/></text:span><text:span text:style-name="T513">l</text:span><text:span text:style-name="T514">.</text:span><text:span text:style-name="T515">ДАТА_РОЖДЕНИЯ</text:span><text:span text:style-name="T516">)))</text:span></text:p>
      <text:p text:style-name="Normal"><text:span text:style-name="T517"> <text:s/></text:span><text:span text:style-name="T518">&lt;</text:span><text:span text:style-name="T519"><text:s/>(</text:span><text:span text:style-name="T520">SELECT</text:span><text:span text:style-name="T521"><text:s/>max_age<text:s/></text:span><text:span text:style-name="T522">FROM</text:span><text:span text:style-name="T523"><text:s/>max_age_1100);</text:span></text:p>
      <text:p text:style-name="Normal"/>
      <text:p text:style-name="P524">-- 6</text:p>
      <text:p text:style-name="Normal"><text:span text:style-name="T525">SELECT</text:span><text:span text:style-name="T526"><text:s/></text:span></text:p>
      <text:p text:style-name="Normal"><text:span text:style-name="T527">   <text:s/></text:span><text:span text:style-name="T528">g</text:span>.<text:span text:style-name="T529">ГРУППА</text:span>,</text:p>
      <text:p text:style-name="Normal"><text:span text:style-name="T530"> </text:span><text:s/><text:span text:style-name="T531"> </text:span><text:s/><text:span text:style-name="T532">l</text:span>.<text:span text:style-name="T533">ИД</text:span><text:s/><text:span text:style-name="T534">AS</text:span><text:s/>НОМЕР_СТУДЕНТА,</text:p>
      <text:p text:style-name="Normal"><text:span text:style-name="T535"> </text:span><text:s/><text:span text:style-name="T536"> </text:span><text:s/><text:span text:style-name="T537">l</text:span>.<text:span text:style-name="T538">ФАМИЛИЯ</text:span>,</text:p>
      <text:p text:style-name="Normal"><text:span text:style-name="T539"> </text:span><text:s/><text:span text:style-name="T540"> </text:span><text:s/><text:span text:style-name="T541">l</text:span>.<text:span text:style-name="T542">ИМЯ</text:span>,</text:p>
      <text:p text:style-name="Normal"><text:span text:style-name="T543"> </text:span><text:s/><text:span text:style-name="T544"> </text:span><text:s/><text:span text:style-name="T545">l</text:span>.<text:span text:style-name="T546">ОТЧЕСТВО</text:span>,</text:p>
      <text:p text:style-name="Normal"><text:span text:style-name="T547"> </text:span><text:s/><text:span text:style-name="T548"> </text:span><text:s/><text:span text:style-name="T549">v</text:span>.<text:span text:style-name="T550">НОМЕР_ДОКУМЕНТА</text:span><text:s/><text:span text:style-name="T551">AS</text:span><text:s/>НОМЕР_ПУНКТА_ПРИКАЗА</text:p>
      <text:p text:style-name="Normal"><text:span text:style-name="T552">FROM</text:span><text:s/>Н_УЧЕНИКИ<text:s/><text:span text:style-name="T553">u</text:span></text:p>
      <text:p text:style-name="Normal"><text:span text:style-name="T554">JOIN</text:span><text:s/>Н_ЛЮДИ<text:s/><text:span text:style-name="T555">l</text:span><text:s/><text:span text:style-name="T556">ON</text:span><text:s/><text:span text:style-name="T557">l</text:span>.<text:span text:style-name="T558">ИД</text:span><text:s/><text:span text:style-name="T559">=</text:span><text:s/><text:span text:style-name="T560">u</text:span>.<text:span text:style-name="T561">ЧЛВК_ИД</text:span></text:p>
      <text:p text:style-name="Normal"><text:span text:style-name="T562">JOIN</text:span><text:s/>Н_ГРУППЫ_ПЛАНОВ<text:s/><text:span text:style-name="T563">g</text:span><text:s/><text:span text:style-name="T564">ON</text:span><text:s/><text:span text:style-name="T565">g</text:span>.<text:span text:style-name="T566">ГРУППА</text:span><text:s/><text:span text:style-name="T567">=</text:span><text:s/><text:span text:style-name="T568">u</text:span>.<text:span text:style-name="T569">ГРУППА</text:span></text:p>
      <text:p text:style-name="Normal"><text:span text:style-name="T570">JOIN</text:span><text:s/>Н_ВЕДОМОСТИ<text:s/><text:span text:style-name="T571">v</text:span><text:s/><text:span text:style-name="T572">ON</text:span><text:s/><text:span text:style-name="T573">v</text:span>.<text:span text:style-name="T574">НОМЕР_ДОКУМЕНТА</text:span><text:s/><text:span text:style-name="T575">=</text:span><text:s/><text:span text:style-name="T576">u</text:span>.<text:span text:style-name="T577">В_СВЯЗИ_С</text:span>::<text:span text:style-name="T578">varchar</text:span></text:p>
      <text:p text:style-name="Normal"><text:span text:style-name="T579">JOIN</text:span><text:s/>Н_ФОРМЫ_ОБУЧЕНИЯ<text:s/><text:span text:style-name="T580">fo</text:span><text:s/><text:span text:style-name="T581">ON</text:span><text:s/><text:span text:style-name="T582">fo</text:span>.<text:span text:style-name="T583">ИД</text:span><text:s/><text:span text:style-name="T584">=</text:span><text:s/><text:span text:style-name="T585">u</text:span>.<text:span text:style-name="T586">ВИД_ОБУЧ_ИД</text:span></text:p>
      <text:p text:style-name="Normal"><text:span text:style-name="T587">WHERE</text:span><text:s/><text:span text:style-name="T588">u</text:span>.<text:span text:style-name="T589">ПРИЗНАК</text:span><text:s/><text:span text:style-name="T590">=</text:span><text:s/><text:span text:style-name="T591">'отчисл'</text:span></text:p>
      <text:p text:style-name="Normal"><text:span text:style-name="T592"> </text:span><text:s/><text:span text:style-name="T593">AND</text:span><text:s/><text:span text:style-name="T594">u</text:span>.<text:span text:style-name="T595">КОНЕЦ_ПО_ПРИКАЗУ</text:span><text:s/><text:span text:style-name="T596">&gt;=</text:span><text:s/><text:span text:style-name="T597">DATE</text:span><text:s/><text:span text:style-name="T598">'2012-09-01'</text:span></text:p>
      <text:p text:style-name="Normal"><text:span text:style-name="T599"> </text:span><text:s/><text:span text:style-name="T600">AND</text:span><text:s/><text:span text:style-name="T601">fo</text:span>.<text:span text:style-name="T602">НАИМЕНОВАНИЕ</text:span><text:s/><text:span text:style-name="T603">=</text:span><text:s/><text:span text:style-name="T604">'Очная'</text:span>;</text:p>
      <text:p text:style-name="Normal"><text:span text:style-name="T605"> </text:span></text:p>
      <text:p text:style-name="Normal"/>
      <text:p text:style-name="Normal"><text:span text:style-name="T606">-- 7<text:s/></text:span></text:p>
      <text:p text:style-name="Normal"><text:span text:style-name="T607">SELECT</text:span><text:s/><text:span text:style-name="T608">l</text:span>.<text:span text:style-name="T609">*</text:span></text:p>
      <text:p text:style-name="Normal"><text:span text:style-name="T610">FROM</text:span><text:span text:style-name="T611"><text:s/>Н_ЛЮДИ l</text:span></text:p>
      <text:p text:style-name="Normal"><text:span text:style-name="T612">JOIN</text:span><text:span text:style-name="T613"><text:s/>(</text:span></text:p>
      <text:p text:style-name="Normal"><text:span text:style-name="T614"> <text:s/></text:span><text:span text:style-name="T615">SELECT</text:span><text:span text:style-name="T616"><text:s/>ФАМИЛИЯ</text:span></text:p>
      <text:p text:style-name="Normal"><text:span text:style-name="T617"> <text:s/></text:span><text:span text:style-name="T618">FROM</text:span><text:s/>Н_ЛЮДИ</text:p>
      <text:p text:style-name="Normal"><text:span text:style-name="T619"> </text:span><text:s/><text:span text:style-name="T620">GROUP</text:span><text:span text:style-name="T621"><text:s/></text:span><text:span text:style-name="T622">BY</text:span><text:s/>ФАМИЛИЯ</text:p>
      <text:p text:style-name="Normal"><text:span text:style-name="T623"> </text:span><text:s/><text:span text:style-name="T624">HAVING</text:span><text:span text:style-name="T625"><text:s/></text:span><text:span text:style-name="T626">COUNT</text:span><text:span text:style-name="T627">(</text:span><text:span text:style-name="T628">DISTINCT</text:span><text:span text:style-name="T629"><text:s/></text:span><text:span text:style-name="T630">ДАТА_РОЖДЕНИЯ)<text:s/></text:span><text:span text:style-name="T631">&gt;</text:span><text:span text:style-name="T632"><text:s/></text:span><text:span text:style-name="T633">1</text:span></text:p>
      <text:p text:style-name="Normal"><text:span text:style-name="T634">) dup<text:s/></text:span><text:span text:style-name="T635">ON</text:span><text:span text:style-name="T636"><text:s/></text:span><text:span text:style-name="T637">l</text:span><text:span text:style-name="T638">.</text:span><text:span text:style-name="T639">ФАМИЛИЯ</text:span><text:span text:style-name="T640"><text:s/></text:span><text:span text:style-name="T641">=</text:span><text:span text:style-name="T642"><text:s/></text:span><text:span text:style-name="T643">dup</text:span><text:span text:style-name="T644">.</text:span><text:span text:style-name="T645">ФАМИЛИЯ</text:span><text:span text:style-name="T646">;</text:span></text:p>
      <text:p text:style-name="P647"><text:line-break/><text:line-break/><text:line-break/></text:p>
      <text:p text:style-name="P648"> <text:s/></text:p>
      <text:p text:style-name="P649"/>
      <text:h text:style-name="Заголовок1" text:outline-level="1">Вывод<text:bookmark-end text:name="_Toc191501186"/></text:h>
      <text:p text:style-name="ОбычныйИнтернет"><text:span text:style-name="T650">В ходе работы я обновил свои знания использования базы данных. Научился</text:span><text:span text:style-name="T651"><text:s/></text:span><text:span text:style-name="T652">работать</text:span><text:span text:style-name="T653"><text:s/></text:span><text:span text:style-name="T654">с</text:span><text:span text:style-name="T655"><text:s/>Join, Inner Join, Group By.<text:s/></text:span><text:span text:style-name="T656">Научился подзапросам.<text:s/></text:span><text:span text:style-name="T657">Попрактиковал свои навыки и стал лучше<text:s/></text:span><text:span text:style-name="T658">понимать,</text:span><text:span text:style-name="T659"><text:s/>как соединять именно правильно между собой таблицы.</text:span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4-10T10:08:00Z</meta:creation-date>
    <dc:date>2025-04-17T21:26:00Z</dc:date>
    <meta:print-date>2025-04-10T10:07:00Z</meta:print-date>
    <meta:template xlink:href="Normal.dotm" xlink:type="simple"/>
    <meta:editing-cycles>8</meta:editing-cycles>
    <meta:editing-duration>PT35940S</meta:editing-duration>
    <meta:user-defined meta:name="AppVersion">16.0000</meta:user-defined>
    <meta:document-statistic meta:page-count="1" meta:paragraph-count="8" meta:word-count="652" meta:character-count="4365" meta:row-count="31" meta:non-whitespace-character-count="3721"/>
  </office:meta>
</office:document-meta>
</file>